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937in"/>
    </style:style>
    <style:style style:name="co2" style:family="table-column">
      <style:table-column-properties fo:break-before="auto" style:column-width="2.1047in"/>
    </style:style>
    <style:style style:name="co3" style:family="table-column">
      <style:table-column-properties fo:break-before="auto" style:column-width="1.5256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1.868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825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84"/>
    <style:style style:name="ce4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0.5165in" svg:y="22.0146in">
            <draw:object draw:notify-on-update-of-ranges="Sheet1.E105:Sheet1.E114 Sheet1.F105:Sheet1.F114 Sheet1.G105:Sheet1.G114 Sheet1.G105:Sheet1.G1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.3909in" svg:y="21.9783in">
            <draw:object draw:notify-on-update-of-ranges="Sheet1.G94:Sheet1.G102 Sheet1.G94:Sheet1.G1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.5406in" svg:y="25.952in">
            <draw:object draw:notify-on-update-of-ranges="Sheet1.G73:Sheet1.G91 Sheet1.G73:Sheet1.G9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12" table:default-cell-style-name="Default"/>
        <table:table-row table:style-name="ro1">
          <table:table-cell office:value-type="string" calcext:value-type="string">
            <text:p>2023-1-9 Data</text:p>
          </table:table-cell>
          <table:table-cell table:style-name="ce1" table:number-columns-repeated="5"/>
          <table:table-cell table:number-columns-repeated="13"/>
        </table:table-row>
        <table:table-row table:style-name="ro1">
          <table:table-cell office:value-type="string" calcext:value-type="string">
            <text:p>Samples</text:p>
          </table:table-cell>
          <table:table-cell table:style-name="ce1" office:value-type="string" calcext:value-type="string">
            <text:p>Average Fluorescence</text:p>
          </table:table-cell>
          <table:table-cell table:style-name="ce1" office:value-type="string" calcext:value-type="string">
            <text:p>Subtract No TM</text:p>
          </table:table-cell>
          <table:table-cell table:style-name="ce1" office:value-type="string" calcext:value-type="string">
            <text:p>Percent GpA</text:p>
          </table:table-cell>
          <table:table-cell table:style-name="ce1" office:value-type="string" calcext:value-type="string">
            <text:p>Standard Deviation</text:p>
          </table:table-cell>
          <table:table-cell table:style-name="ce1" office:value-type="string" calcext:value-type="string">
            <text:p>Percent Standard Deviat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pa</text:p>
          </table:table-cell>
          <table:table-cell office:value-type="float" office:value="95197.9834850293" calcext:value-type="float">
            <text:p>95197.9834850293</text:p>
          </table:table-cell>
          <table:table-cell office:value-type="float" office:value="54823.560187798" calcext:value-type="float">
            <text:p>54823.560187798</text:p>
          </table:table-cell>
          <table:table-cell office:value-type="float" office:value="100" calcext:value-type="float">
            <text:p>100</text:p>
          </table:table-cell>
          <table:table-cell office:value-type="float" office:value="9596.21298049245" calcext:value-type="float">
            <text:p>9596.21298049245</text:p>
          </table:table-cell>
          <table:table-cell office:value-type="float" office:value="10.0802691708292" calcext:value-type="float">
            <text:p>10.080269170829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83I</text:p>
          </table:table-cell>
          <table:table-cell office:value-type="float" office:value="53148.509257693" calcext:value-type="float">
            <text:p>53148.509257693</text:p>
          </table:table-cell>
          <table:table-cell office:value-type="float" office:value="12774.0859604618" calcext:value-type="float">
            <text:p>12774.0859604618</text:p>
          </table:table-cell>
          <table:table-cell office:value-type="float" office:value="23.300358307093" calcext:value-type="float">
            <text:p>23.300358307093</text:p>
          </table:table-cell>
          <table:table-cell office:value-type="float" office:value="1159.89482487259" calcext:value-type="float">
            <text:p>1159.89482487259</text:p>
          </table:table-cell>
          <table:table-cell office:value-type="float" office:value="2.18236567887311" calcext:value-type="float">
            <text:p>2.182365678873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 TM</text:p>
          </table:table-cell>
          <table:table-cell office:value-type="float" office:value="40374.4232972312" calcext:value-type="float">
            <text:p>40374.4232972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7.63175550988" calcext:value-type="float">
            <text:p>1297.63175550988</text:p>
          </table:table-cell>
          <table:table-cell office:value-type="float" office:value="3.21399452806268" calcext:value-type="float">
            <text:p>3.2139945280626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91937.937009172" calcext:value-type="float">
            <text:p>91937.937009172</text:p>
          </table:table-cell>
          <table:table-cell office:value-type="float" office:value="51563.5137119408" calcext:value-type="float">
            <text:p>51563.5137119408</text:p>
          </table:table-cell>
          <table:table-cell office:value-type="float" office:value="94.0535666332323" calcext:value-type="float">
            <text:p>94.0535666332323</text:p>
          </table:table-cell>
          <table:table-cell office:value-type="float" office:value="6012.00427808434" calcext:value-type="float">
            <text:p>6012.00427808434</text:p>
          </table:table-cell>
          <table:table-cell office:value-type="float" office:value="6.53919858728673" calcext:value-type="float">
            <text:p>6.5391985872867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59246.9731265063" calcext:value-type="float">
            <text:p>59246.9731265063</text:p>
          </table:table-cell>
          <table:table-cell office:value-type="float" office:value="18872.5498292751" calcext:value-type="float">
            <text:p>18872.5498292751</text:p>
          </table:table-cell>
          <table:table-cell office:value-type="float" office:value="34.4241595486086" calcext:value-type="float">
            <text:p>34.4241595486086</text:p>
          </table:table-cell>
          <table:table-cell office:value-type="float" office:value="2665.41279170557" calcext:value-type="float">
            <text:p>2665.41279170557</text:p>
          </table:table-cell>
          <table:table-cell office:value-type="float" office:value="4.49881681890192" calcext:value-type="float">
            <text:p>4.4988168189019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5</text:p>
          </table:table-cell>
          <table:table-cell office:value-type="float" office:value="57073.1236624884" calcext:value-type="float">
            <text:p>57073.1236624884</text:p>
          </table:table-cell>
          <table:table-cell office:value-type="float" office:value="16698.7003652572" calcext:value-type="float">
            <text:p>16698.7003652572</text:p>
          </table:table-cell>
          <table:table-cell office:value-type="float" office:value="30.4589857135432" calcext:value-type="float">
            <text:p>30.4589857135432</text:p>
          </table:table-cell>
          <table:table-cell office:value-type="float" office:value="1801.39810763175" calcext:value-type="float">
            <text:p>1801.39810763175</text:p>
          </table:table-cell>
          <table:table-cell office:value-type="float" office:value="3.15629843266443" calcext:value-type="float">
            <text:p>3.156298432664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54944.5622623471" calcext:value-type="float">
            <text:p>54944.5622623471</text:p>
          </table:table-cell>
          <table:table-cell office:value-type="float" office:value="14570.1389651159" calcext:value-type="float">
            <text:p>14570.1389651159</text:p>
          </table:table-cell>
          <table:table-cell office:value-type="float" office:value="26.576418815571" calcext:value-type="float">
            <text:p>26.576418815571</text:p>
          </table:table-cell>
          <table:table-cell office:value-type="float" office:value="2215.78554025118" calcext:value-type="float">
            <text:p>2215.78554025118</text:p>
          </table:table-cell>
          <table:table-cell office:value-type="float" office:value="4.03276584436387" calcext:value-type="float">
            <text:p>4.0327658443638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80000.4243739663" calcext:value-type="float">
            <text:p>80000.4243739663</text:p>
          </table:table-cell>
          <table:table-cell office:value-type="float" office:value="39626.0010767351" calcext:value-type="float">
            <text:p>39626.0010767351</text:p>
          </table:table-cell>
          <table:table-cell office:value-type="float" office:value="72.2791459383453" calcext:value-type="float">
            <text:p>72.2791459383453</text:p>
          </table:table-cell>
          <table:table-cell office:value-type="float" office:value="29232.6356353553" calcext:value-type="float">
            <text:p>29232.6356353553</text:p>
          </table:table-cell>
          <table:table-cell office:value-type="float" office:value="36.5406007081984" calcext:value-type="float">
            <text:p>36.540600708198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1</text:p>
          </table:table-cell>
          <table:table-cell office:value-type="float" office:value="101026.570734393" calcext:value-type="float">
            <text:p>101026.570734393</text:p>
          </table:table-cell>
          <table:table-cell office:value-type="float" office:value="60652.1474371616" calcext:value-type="float">
            <text:p>60652.1474371616</text:p>
          </table:table-cell>
          <table:table-cell office:value-type="float" office:value="110.631537297829" calcext:value-type="float">
            <text:p>110.631537297829</text:p>
          </table:table-cell>
          <table:table-cell office:value-type="float" office:value="3740.25148847422" calcext:value-type="float">
            <text:p>3740.25148847422</text:p>
          </table:table-cell>
          <table:table-cell office:value-type="float" office:value="3.7022453214884" calcext:value-type="float">
            <text:p>3.702245321488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2</text:p>
          </table:table-cell>
          <table:table-cell office:value-type="float" office:value="60740.2514295843" calcext:value-type="float">
            <text:p>60740.2514295843</text:p>
          </table:table-cell>
          <table:table-cell office:value-type="float" office:value="20365.8281323531" calcext:value-type="float">
            <text:p>20365.8281323531</text:p>
          </table:table-cell>
          <table:table-cell office:value-type="float" office:value="37.1479489157398" calcext:value-type="float">
            <text:p>37.1479489157398</text:p>
          </table:table-cell>
          <table:table-cell office:value-type="float" office:value="693.337802641208" calcext:value-type="float">
            <text:p>693.337802641208</text:p>
          </table:table-cell>
          <table:table-cell office:value-type="float" office:value="1.14147996809824" calcext:value-type="float">
            <text:p>1.1414799680982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4</text:p>
          </table:table-cell>
          <table:table-cell office:value-type="float" office:value="118803.881793868" calcext:value-type="float">
            <text:p>118803.881793868</text:p>
          </table:table-cell>
          <table:table-cell office:value-type="float" office:value="78429.4584966368" calcext:value-type="float">
            <text:p>78429.4584966368</text:p>
          </table:table-cell>
          <table:table-cell office:value-type="float" office:value="143.057944847027" calcext:value-type="float">
            <text:p>143.057944847027</text:p>
          </table:table-cell>
          <table:table-cell office:value-type="float" office:value="4887.59833431262" calcext:value-type="float">
            <text:p>4887.59833431262</text:p>
          </table:table-cell>
          <table:table-cell office:value-type="float" office:value="4.11400558678117" calcext:value-type="float">
            <text:p>4.1140055867811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78558.3224523444" calcext:value-type="float">
            <text:p>78558.3224523444</text:p>
          </table:table-cell>
          <table:table-cell office:value-type="float" office:value="38183.8991551131" calcext:value-type="float">
            <text:p>38183.8991551131</text:p>
          </table:table-cell>
          <table:table-cell office:value-type="float" office:value="69.6487039957168" calcext:value-type="float">
            <text:p>69.6487039957168</text:p>
          </table:table-cell>
          <table:table-cell office:value-type="float" office:value="37.1570349548755" calcext:value-type="float">
            <text:p>37.1570349548755</text:p>
          </table:table-cell>
          <table:table-cell office:value-type="float" office:value="0.0472986614211575" calcext:value-type="float">
            <text:p>0.04729866142115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3</text:p>
          </table:table-cell>
          <table:table-cell office:value-type="float" office:value="66247.4212095927" calcext:value-type="float">
            <text:p>66247.4212095927</text:p>
          </table:table-cell>
          <table:table-cell office:value-type="float" office:value="25872.9979123615" calcext:value-type="float">
            <text:p>25872.9979123615</text:p>
          </table:table-cell>
          <table:table-cell office:value-type="float" office:value="47.1932100427874" calcext:value-type="float">
            <text:p>47.1932100427874</text:p>
          </table:table-cell>
          <table:table-cell office:value-type="float" office:value="745.989451275" calcext:value-type="float">
            <text:p>745.989451275</text:p>
          </table:table-cell>
          <table:table-cell office:value-type="float" office:value="1.12606564550618" calcext:value-type="float">
            <text:p>1.1260656455061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4</text:p>
          </table:table-cell>
          <table:table-cell office:value-type="float" office:value="64281.7983165737" calcext:value-type="float">
            <text:p>64281.7983165737</text:p>
          </table:table-cell>
          <table:table-cell office:value-type="float" office:value="23907.3750193425" calcext:value-type="float">
            <text:p>23907.3750193425</text:p>
          </table:table-cell>
          <table:table-cell office:value-type="float" office:value="43.6078484094207" calcext:value-type="float">
            <text:p>43.6078484094207</text:p>
          </table:table-cell>
          <table:table-cell office:value-type="float" office:value="25028.0403794922" calcext:value-type="float">
            <text:p>25028.0403794922</text:p>
          </table:table-cell>
          <table:table-cell office:value-type="float" office:value="38.9348789780812" calcext:value-type="float">
            <text:p>38.93487897808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5</text:p>
          </table:table-cell>
          <table:table-cell office:value-type="float" office:value="70246.5772090003" calcext:value-type="float">
            <text:p>70246.5772090003</text:p>
          </table:table-cell>
          <table:table-cell office:value-type="float" office:value="29872.1539117691" calcext:value-type="float">
            <text:p>29872.1539117691</text:p>
          </table:table-cell>
          <table:table-cell office:value-type="float" office:value="54.4878038008514" calcext:value-type="float">
            <text:p>54.4878038008514</text:p>
          </table:table-cell>
          <table:table-cell office:value-type="float" office:value="1839.40067271331" calcext:value-type="float">
            <text:p>1839.40067271331</text:p>
          </table:table-cell>
          <table:table-cell office:value-type="float" office:value="2.61849152769487" calcext:value-type="float">
            <text:p>2.6184915276948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6</text:p>
          </table:table-cell>
          <table:table-cell office:value-type="float" office:value="88947.1527085025" calcext:value-type="float">
            <text:p>88947.1527085025</text:p>
          </table:table-cell>
          <table:table-cell office:value-type="float" office:value="48572.7294112712" calcext:value-type="float">
            <text:p>48572.7294112712</text:p>
          </table:table-cell>
          <table:table-cell office:value-type="float" office:value="88.5982764433492" calcext:value-type="float">
            <text:p>88.5982764433492</text:p>
          </table:table-cell>
          <table:table-cell office:value-type="float" office:value="4238.18580375747" calcext:value-type="float">
            <text:p>4238.18580375747</text:p>
          </table:table-cell>
          <table:table-cell office:value-type="float" office:value="4.76483583195389" calcext:value-type="float">
            <text:p>4.7648358319538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D Normalized Gpa</text:p>
          </table:table-cell>
          <table:table-cell office:value-type="float" office:value="40721" calcext:value-type="float">
            <text:p>40721</text:p>
          </table:table-cell>
          <table:table-cell office:value-type="float" office:value="22347" calcext:value-type="float">
            <text:p>22347</text:p>
          </table:table-cell>
          <table:table-cell office:value-type="float" office:value="100" calcext:value-type="float">
            <text:p>100</text:p>
          </table:table-cell>
          <table:table-cell office:value-type="float" office:value="1758.16637437985" calcext:value-type="float">
            <text:p>1758.16637437985</text:p>
          </table:table-cell>
          <table:table-cell office:value-type="float" office:value="4.31759135183285" calcext:value-type="float">
            <text:p>4.317591351832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D Normalized G83I</text:p>
          </table:table-cell>
          <table:table-cell office:value-type="float" office:value="22997.6666666667" calcext:value-type="float">
            <text:p>22997.6666666667</text:p>
          </table:table-cell>
          <table:table-cell office:value-type="float" office:value="4623.66666666667" calcext:value-type="float">
            <text:p>4623.66666666667</text:p>
          </table:table-cell>
          <table:table-cell office:value-type="float" office:value="20.6903238316851" calcext:value-type="float">
            <text:p>20.6903238316851</text:p>
          </table:table-cell>
          <table:table-cell office:value-type="float" office:value="1103.23403379942" calcext:value-type="float">
            <text:p>1103.23403379942</text:p>
          </table:table-cell>
          <table:table-cell office:value-type="float" office:value="4.79715638020995" calcext:value-type="float">
            <text:p>4.7971563802099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D Normalized No TM</text:p>
          </table:table-cell>
          <table:table-cell office:value-type="float" office:value="18374" calcext:value-type="float">
            <text:p>183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7.62278735973" calcext:value-type="float">
            <text:p>1387.62278735973</text:p>
          </table:table-cell>
          <table:table-cell office:value-type="float" office:value="7.55209963731215" calcext:value-type="float">
            <text:p>7.552099637312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D Normalized P3</text:p>
          </table:table-cell>
          <table:table-cell office:value-type="float" office:value="41188.3333333333" calcext:value-type="float">
            <text:p>41188.3333333333</text:p>
          </table:table-cell>
          <table:table-cell office:value-type="float" office:value="22814.3333333333" calcext:value-type="float">
            <text:p>22814.3333333333</text:p>
          </table:table-cell>
          <table:table-cell office:value-type="float" office:value="102.09125758864" calcext:value-type="float">
            <text:p>102.09125758864</text:p>
          </table:table-cell>
          <table:table-cell office:value-type="float" office:value="4629.27449319365" calcext:value-type="float">
            <text:p>4629.27449319365</text:p>
          </table:table-cell>
          <table:table-cell office:value-type="float" office:value="11.2392857844705" calcext:value-type="float">
            <text:p>11.239285784470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D Normalized P4</text:p>
          </table:table-cell>
          <table:table-cell office:value-type="float" office:value="27299.3333333333" calcext:value-type="float">
            <text:p>27299.3333333333</text:p>
          </table:table-cell>
          <table:table-cell office:value-type="float" office:value="8925.33333333333" calcext:value-type="float">
            <text:p>8925.33333333333</text:p>
          </table:table-cell>
          <table:table-cell office:value-type="float" office:value="39.9397383690577" calcext:value-type="float">
            <text:p>39.9397383690577</text:p>
          </table:table-cell>
          <table:table-cell office:value-type="float" office:value="1087.75564045117" calcext:value-type="float">
            <text:p>1087.75564045117</text:p>
          </table:table-cell>
          <table:table-cell office:value-type="float" office:value="3.98455019823867" calcext:value-type="float">
            <text:p>3.9845501982386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D Normalized P5</text:p>
          </table:table-cell>
          <table:table-cell office:value-type="float" office:value="25917.3333333333" calcext:value-type="float">
            <text:p>25917.3333333333</text:p>
          </table:table-cell>
          <table:table-cell office:value-type="float" office:value="7543.33333333333" calcext:value-type="float">
            <text:p>7543.33333333333</text:p>
          </table:table-cell>
          <table:table-cell office:value-type="float" office:value="33.7554630748348" calcext:value-type="float">
            <text:p>33.7554630748348</text:p>
          </table:table-cell>
          <table:table-cell office:value-type="float" office:value="593.404864602013" calcext:value-type="float">
            <text:p>593.404864602013</text:p>
          </table:table-cell>
          <table:table-cell office:value-type="float" office:value="2.28960617579746" calcext:value-type="float">
            <text:p>2.2896061757974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D Normalized R2</text:p>
          </table:table-cell>
          <table:table-cell office:value-type="float" office:value="27725.3333333333" calcext:value-type="float">
            <text:p>27725.3333333333</text:p>
          </table:table-cell>
          <table:table-cell office:value-type="float" office:value="9351.33333333333" calcext:value-type="float">
            <text:p>9351.33333333333</text:p>
          </table:table-cell>
          <table:table-cell office:value-type="float" office:value="41.8460345161916" calcext:value-type="float">
            <text:p>41.8460345161916</text:p>
          </table:table-cell>
          <table:table-cell office:value-type="float" office:value="468.557716117591" calcext:value-type="float">
            <text:p>468.557716117591</text:p>
          </table:table-cell>
          <table:table-cell office:value-type="float" office:value="1.68999849518223" calcext:value-type="float">
            <text:p>1.6899984951822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D Normalized R3</text:p>
          </table:table-cell>
          <table:table-cell office:value-type="float" office:value="38746.6666666667" calcext:value-type="float">
            <text:p>38746.6666666667</text:p>
          </table:table-cell>
          <table:table-cell office:value-type="float" office:value="20372.6666666667" calcext:value-type="float">
            <text:p>20372.6666666667</text:p>
          </table:table-cell>
          <table:table-cell office:value-type="float" office:value="91.1651079190346" calcext:value-type="float">
            <text:p>91.1651079190346</text:p>
          </table:table-cell>
          <table:table-cell office:value-type="float" office:value="10854.9115304241" calcext:value-type="float">
            <text:p>10854.9115304241</text:p>
          </table:table-cell>
          <table:table-cell office:value-type="float" office:value="28.0150848169926" calcext:value-type="float">
            <text:p>28.015084816992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D Normalized G1</text:p>
          </table:table-cell>
          <table:table-cell office:value-type="float" office:value="50507.3333333333" calcext:value-type="float">
            <text:p>50507.3333333333</text:p>
          </table:table-cell>
          <table:table-cell office:value-type="float" office:value="32133.3333333333" calcext:value-type="float">
            <text:p>32133.3333333333</text:p>
          </table:table-cell>
          <table:table-cell office:value-type="float" office:value="143.792604525589" calcext:value-type="float">
            <text:p>143.792604525589</text:p>
          </table:table-cell>
          <table:table-cell office:value-type="float" office:value="966.19580486221" calcext:value-type="float">
            <text:p>966.19580486221</text:p>
          </table:table-cell>
          <table:table-cell office:value-type="float" office:value="1.91298122687572" calcext:value-type="float">
            <text:p>1.912981226875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D Normalized G2</text:p>
          </table:table-cell>
          <table:table-cell office:value-type="float" office:value="29653.3333333333" calcext:value-type="float">
            <text:p>29653.3333333333</text:p>
          </table:table-cell>
          <table:table-cell office:value-type="float" office:value="11279.3333333333" calcext:value-type="float">
            <text:p>11279.3333333333</text:p>
          </table:table-cell>
          <table:table-cell office:value-type="float" office:value="50.4735907877269" calcext:value-type="float">
            <text:p>50.4735907877269</text:p>
          </table:table-cell>
          <table:table-cell office:value-type="float" office:value="702.282943928822" calcext:value-type="float">
            <text:p>702.282943928822</text:p>
          </table:table-cell>
          <table:table-cell office:value-type="float" office:value="2.36831028752975" calcext:value-type="float">
            <text:p>2.368310287529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D Normalized G4</text:p>
          </table:table-cell>
          <table:table-cell office:value-type="float" office:value="53038.3333333333" calcext:value-type="float">
            <text:p>53038.3333333333</text:p>
          </table:table-cell>
          <table:table-cell office:value-type="float" office:value="34664.3333333333" calcext:value-type="float">
            <text:p>34664.3333333333</text:p>
          </table:table-cell>
          <table:table-cell office:value-type="float" office:value="155.118509568771" calcext:value-type="float">
            <text:p>155.118509568771</text:p>
          </table:table-cell>
          <table:table-cell office:value-type="float" office:value="1925.16111879846" calcext:value-type="float">
            <text:p>1925.16111879846</text:p>
          </table:table-cell>
          <table:table-cell office:value-type="float" office:value="3.62975417553051" calcext:value-type="float">
            <text:p>3.6297541755305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D Normalized L2</text:p>
          </table:table-cell>
          <table:table-cell office:value-type="float" office:value="41333.6666666667" calcext:value-type="float">
            <text:p>41333.6666666667</text:p>
          </table:table-cell>
          <table:table-cell office:value-type="float" office:value="22959.6666666667" calcext:value-type="float">
            <text:p>22959.6666666667</text:p>
          </table:table-cell>
          <table:table-cell office:value-type="float" office:value="102.741605882967" calcext:value-type="float">
            <text:p>102.741605882967</text:p>
          </table:table-cell>
          <table:table-cell office:value-type="float" office:value="1618.05201811726" calcext:value-type="float">
            <text:p>1618.05201811726</text:p>
          </table:table-cell>
          <table:table-cell office:value-type="float" office:value="3.91461040987716" calcext:value-type="float">
            <text:p>3.914610409877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D Normalized L3</text:p>
          </table:table-cell>
          <table:table-cell office:value-type="float" office:value="33460.6666666667" calcext:value-type="float">
            <text:p>33460.6666666667</text:p>
          </table:table-cell>
          <table:table-cell office:value-type="float" office:value="15086.6666666667" calcext:value-type="float">
            <text:p>15086.6666666667</text:p>
          </table:table-cell>
          <table:table-cell office:value-type="float" office:value="67.5109261496696" calcext:value-type="float">
            <text:p>67.5109261496696</text:p>
          </table:table-cell>
          <table:table-cell office:value-type="float" office:value="1716.75342822822" calcext:value-type="float">
            <text:p>1716.75342822822</text:p>
          </table:table-cell>
          <table:table-cell office:value-type="float" office:value="5.13066115905705" calcext:value-type="float">
            <text:p>5.1306611590570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D Normalized L4</text:p>
          </table:table-cell>
          <table:table-cell office:value-type="float" office:value="29642.3333333333" calcext:value-type="float">
            <text:p>29642.3333333333</text:p>
          </table:table-cell>
          <table:table-cell office:value-type="float" office:value="11268.3333333333" calcext:value-type="float">
            <text:p>11268.3333333333</text:p>
          </table:table-cell>
          <table:table-cell office:value-type="float" office:value="50.4243671782939" calcext:value-type="float">
            <text:p>50.4243671782939</text:p>
          </table:table-cell>
          <table:table-cell office:value-type="float" office:value="9843.50559167481" calcext:value-type="float">
            <text:p>9843.50559167481</text:p>
          </table:table-cell>
          <table:table-cell office:value-type="float" office:value="33.2075936161396" calcext:value-type="float">
            <text:p>33.207593616139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D Normalized L5</text:p>
          </table:table-cell>
          <table:table-cell office:value-type="float" office:value="34060.6666666667" calcext:value-type="float">
            <text:p>34060.6666666667</text:p>
          </table:table-cell>
          <table:table-cell office:value-type="float" office:value="15686.6666666667" calcext:value-type="float">
            <text:p>15686.6666666667</text:p>
          </table:table-cell>
          <table:table-cell office:value-type="float" office:value="70.1958503005623" calcext:value-type="float">
            <text:p>70.1958503005623</text:p>
          </table:table-cell>
          <table:table-cell office:value-type="float" office:value="1396.49895572225" calcext:value-type="float">
            <text:p>1396.49895572225</text:p>
          </table:table-cell>
          <table:table-cell office:value-type="float" office:value="4.10003412261137" calcext:value-type="float">
            <text:p>4.1000341226113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D Normalized L6</text:p>
          </table:table-cell>
          <table:table-cell office:value-type="float" office:value="43366.3333333333" calcext:value-type="float">
            <text:p>43366.3333333333</text:p>
          </table:table-cell>
          <table:table-cell office:value-type="float" office:value="24992.3333333333" calcext:value-type="float">
            <text:p>24992.3333333333</text:p>
          </table:table-cell>
          <table:table-cell office:value-type="float" office:value="111.83753225638" calcext:value-type="float">
            <text:p>111.83753225638</text:p>
          </table:table-cell>
          <table:table-cell office:value-type="float" office:value="558.426658866975" calcext:value-type="float">
            <text:p>558.426658866975</text:p>
          </table:table-cell>
          <table:table-cell office:value-type="float" office:value="1.28769627483757" calcext:value-type="float">
            <text:p>1.28769627483757</text:p>
          </table:table-cell>
          <table:table-cell table:number-columns-repeated="13"/>
        </table:table-row>
        <table:table-row table:style-name="ro2">
          <table:table-cell table:style-name="Default"/>
          <table:table-cell table:number-columns-repeated="18"/>
        </table:table-row>
        <table:table-row table:style-name="ro2">
          <table:table-cell table:style-name="ce2" office:value-type="string" calcext:value-type="string">
            <text:p>2023-1-16 Dat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amples</text:p>
          </table:table-cell>
          <table:table-cell table:style-name="ce1" office:value-type="string" calcext:value-type="string">
            <text:p>Average Fluorescence</text:p>
          </table:table-cell>
          <table:table-cell table:style-name="ce1" office:value-type="string" calcext:value-type="string">
            <text:p>Subtract No TM</text:p>
          </table:table-cell>
          <table:table-cell table:style-name="ce1" office:value-type="string" calcext:value-type="string">
            <text:p>Percent GpA</text:p>
          </table:table-cell>
          <table:table-cell table:style-name="ce1" office:value-type="string" calcext:value-type="string">
            <text:p>Standard Deviation</text:p>
          </table:table-cell>
          <table:table-cell table:style-name="ce1" office:value-type="string" calcext:value-type="string">
            <text:p>Percent Standard Deviat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pa</text:p>
          </table:table-cell>
          <table:table-cell office:value-type="float" office:value="107121.581022521" calcext:value-type="float">
            <text:p>107121.581022521</text:p>
          </table:table-cell>
          <table:table-cell office:value-type="float" office:value="63404.808908165" calcext:value-type="float">
            <text:p>63404.808908165</text:p>
          </table:table-cell>
          <table:table-cell office:value-type="float" office:value="100" calcext:value-type="float">
            <text:p>100</text:p>
          </table:table-cell>
          <table:table-cell office:value-type="float" office:value="8734.60272612178" calcext:value-type="float">
            <text:p>8734.60272612178</text:p>
          </table:table-cell>
          <table:table-cell office:value-type="float" office:value="8.15391505870833" calcext:value-type="float">
            <text:p>8.1539150587083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83I</text:p>
          </table:table-cell>
          <table:table-cell office:value-type="float" office:value="55664.4844352835" calcext:value-type="float">
            <text:p>55664.4844352835</text:p>
          </table:table-cell>
          <table:table-cell office:value-type="float" office:value="11947.7123209275" calcext:value-type="float">
            <text:p>11947.7123209275</text:p>
          </table:table-cell>
          <table:table-cell office:value-type="float" office:value="18.8435428269052" calcext:value-type="float">
            <text:p>18.8435428269052</text:p>
          </table:table-cell>
          <table:table-cell office:value-type="float" office:value="1173.20717363059" calcext:value-type="float">
            <text:p>1173.20717363059</text:p>
          </table:table-cell>
          <table:table-cell office:value-type="float" office:value="2.10764042015799" calcext:value-type="float">
            <text:p>2.1076404201579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 TM</text:p>
          </table:table-cell>
          <table:table-cell office:value-type="float" office:value="43716.772114356" calcext:value-type="float">
            <text:p>43716.772114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5.05012400569" calcext:value-type="float">
            <text:p>1495.05012400569</text:p>
          </table:table-cell>
          <table:table-cell office:value-type="float" office:value="3.41985478729967" calcext:value-type="float">
            <text:p>3.4198547872996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5</text:p>
          </table:table-cell>
          <table:table-cell office:value-type="float" office:value="115588.19452235" calcext:value-type="float">
            <text:p>115588.19452235</text:p>
          </table:table-cell>
          <table:table-cell office:value-type="float" office:value="71871.4224079938" calcext:value-type="float">
            <text:p>71871.4224079938</text:p>
          </table:table-cell>
          <table:table-cell office:value-type="float" office:value="113.353267119047" calcext:value-type="float">
            <text:p>113.353267119047</text:p>
          </table:table-cell>
          <table:table-cell office:value-type="float" office:value="4115.73842574804" calcext:value-type="float">
            <text:p>4115.73842574804</text:p>
          </table:table-cell>
          <table:table-cell office:value-type="float" office:value="3.56069098817201" calcext:value-type="float">
            <text:p>3.5606909881720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111359.615165119" calcext:value-type="float">
            <text:p>111359.615165119</text:p>
          </table:table-cell>
          <table:table-cell office:value-type="float" office:value="67642.8430507625" calcext:value-type="float">
            <text:p>67642.8430507625</text:p>
          </table:table-cell>
          <table:table-cell office:value-type="float" office:value="106.684089449328" calcext:value-type="float">
            <text:p>106.684089449328</text:p>
          </table:table-cell>
          <table:table-cell office:value-type="float" office:value="1561.92639259775" calcext:value-type="float">
            <text:p>1561.92639259775</text:p>
          </table:table-cell>
          <table:table-cell office:value-type="float" office:value="1.40259679443199" calcext:value-type="float">
            <text:p>1.4025967944319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66018.1157200059" calcext:value-type="float">
            <text:p>66018.1157200059</text:p>
          </table:table-cell>
          <table:table-cell office:value-type="float" office:value="22301.3436056499" calcext:value-type="float">
            <text:p>22301.3436056499</text:p>
          </table:table-cell>
          <table:table-cell office:value-type="float" office:value="35.1729529505419" calcext:value-type="float">
            <text:p>35.1729529505419</text:p>
          </table:table-cell>
          <table:table-cell office:value-type="float" office:value="898.178239509164" calcext:value-type="float">
            <text:p>898.178239509164</text:p>
          </table:table-cell>
          <table:table-cell office:value-type="float" office:value="1.36050268886572" calcext:value-type="float">
            <text:p>1.360502688865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7</text:p>
          </table:table-cell>
          <table:table-cell office:value-type="float" office:value="63049.2960281204" calcext:value-type="float">
            <text:p>63049.2960281204</text:p>
          </table:table-cell>
          <table:table-cell office:value-type="float" office:value="19332.5239137644" calcext:value-type="float">
            <text:p>19332.5239137644</text:p>
          </table:table-cell>
          <table:table-cell office:value-type="float" office:value="30.4906272042637" calcext:value-type="float">
            <text:p>30.4906272042637</text:p>
          </table:table-cell>
          <table:table-cell office:value-type="float" office:value="1773.05381722717" calcext:value-type="float">
            <text:p>1773.05381722717</text:p>
          </table:table-cell>
          <table:table-cell office:value-type="float" office:value="2.81217068059947" calcext:value-type="float">
            <text:p>2.8121706805994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8</text:p>
          </table:table-cell>
          <table:table-cell office:value-type="float" office:value="97383.7750639694" calcext:value-type="float">
            <text:p>97383.7750639694</text:p>
          </table:table-cell>
          <table:table-cell office:value-type="float" office:value="53667.0029496133" calcext:value-type="float">
            <text:p>53667.0029496133</text:p>
          </table:table-cell>
          <table:table-cell office:value-type="float" office:value="84.6418495280763" calcext:value-type="float">
            <text:p>84.6418495280763</text:p>
          </table:table-cell>
          <table:table-cell office:value-type="float" office:value="1446.66359950265" calcext:value-type="float">
            <text:p>1446.66359950265</text:p>
          </table:table-cell>
          <table:table-cell office:value-type="float" office:value="1.48552836296639" calcext:value-type="float">
            <text:p>1.4855283629663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86498.2740203799" calcext:value-type="float">
            <text:p>86498.2740203799</text:p>
          </table:table-cell>
          <table:table-cell office:value-type="float" office:value="42781.5019060239" calcext:value-type="float">
            <text:p>42781.5019060239</text:p>
          </table:table-cell>
          <table:table-cell office:value-type="float" office:value="67.473591739687" calcext:value-type="float">
            <text:p>67.473591739687</text:p>
          </table:table-cell>
          <table:table-cell office:value-type="float" office:value="2829.88088998611" calcext:value-type="float">
            <text:p>2829.88088998611</text:p>
          </table:table-cell>
          <table:table-cell office:value-type="float" office:value="3.27160388115878" calcext:value-type="float">
            <text:p>3.2716038811587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62182.9723460589" calcext:value-type="float">
            <text:p>62182.9723460589</text:p>
          </table:table-cell>
          <table:table-cell office:value-type="float" office:value="18466.2002317028" calcext:value-type="float">
            <text:p>18466.2002317028</text:p>
          </table:table-cell>
          <table:table-cell office:value-type="float" office:value="29.1242897024563" calcext:value-type="float">
            <text:p>29.1242897024563</text:p>
          </table:table-cell>
          <table:table-cell office:value-type="float" office:value="2733.97568429185" calcext:value-type="float">
            <text:p>2733.97568429185</text:p>
          </table:table-cell>
          <table:table-cell office:value-type="float" office:value="4.39666291453038" calcext:value-type="float">
            <text:p>4.3966629145303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67792.6327018987" calcext:value-type="float">
            <text:p>67792.6327018987</text:p>
          </table:table-cell>
          <table:table-cell office:value-type="float" office:value="24075.8605875427" calcext:value-type="float">
            <text:p>24075.8605875427</text:p>
          </table:table-cell>
          <table:table-cell office:value-type="float" office:value="37.9716633519296" calcext:value-type="float">
            <text:p>37.9716633519296</text:p>
          </table:table-cell>
          <table:table-cell office:value-type="float" office:value="16464.7799897594" calcext:value-type="float">
            <text:p>16464.7799897594</text:p>
          </table:table-cell>
          <table:table-cell office:value-type="float" office:value="24.2869753445912" calcext:value-type="float">
            <text:p>24.28697534459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58301.167279017" calcext:value-type="float">
            <text:p>58301.167279017</text:p>
          </table:table-cell>
          <table:table-cell office:value-type="float" office:value="14584.3951646609" calcext:value-type="float">
            <text:p>14584.3951646609</text:p>
          </table:table-cell>
          <table:table-cell office:value-type="float" office:value="23.0020331514363" calcext:value-type="float">
            <text:p>23.0020331514363</text:p>
          </table:table-cell>
          <table:table-cell office:value-type="float" office:value="1541.74726218651" calcext:value-type="float">
            <text:p>1541.74726218651</text:p>
          </table:table-cell>
          <table:table-cell office:value-type="float" office:value="2.64445350606453" calcext:value-type="float">
            <text:p>2.6444535060645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3</text:p>
          </table:table-cell>
          <table:table-cell office:value-type="float" office:value="47368.6787679246" calcext:value-type="float">
            <text:p>47368.6787679246</text:p>
          </table:table-cell>
          <table:table-cell office:value-type="float" office:value="3651.90665356855" calcext:value-type="float">
            <text:p>3651.90665356855</text:p>
          </table:table-cell>
          <table:table-cell office:value-type="float" office:value="5.75966825932389" calcext:value-type="float">
            <text:p>5.75966825932389</text:p>
          </table:table-cell>
          <table:table-cell office:value-type="float" office:value="11542.9459432661" calcext:value-type="float">
            <text:p>11542.9459432661</text:p>
          </table:table-cell>
          <table:table-cell office:value-type="float" office:value="24.3683088561937" calcext:value-type="float">
            <text:p>24.368308856193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5</text:p>
          </table:table-cell>
          <table:table-cell office:value-type="float" office:value="87312.9865646878" calcext:value-type="float">
            <text:p>87312.9865646878</text:p>
          </table:table-cell>
          <table:table-cell office:value-type="float" office:value="43596.2144503318" calcext:value-type="float">
            <text:p>43596.2144503318</text:p>
          </table:table-cell>
          <table:table-cell office:value-type="float" office:value="68.7585298356094" calcext:value-type="float">
            <text:p>68.7585298356094</text:p>
          </table:table-cell>
          <table:table-cell office:value-type="float" office:value="36663.1329501193" calcext:value-type="float">
            <text:p>36663.1329501193</text:p>
          </table:table-cell>
          <table:table-cell office:value-type="float" office:value="41.9904694509064" calcext:value-type="float">
            <text:p>41.990469450906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6</text:p>
          </table:table-cell>
          <table:table-cell office:value-type="float" office:value="106033.589655127" calcext:value-type="float">
            <text:p>106033.589655127</text:p>
          </table:table-cell>
          <table:table-cell office:value-type="float" office:value="62316.8175407706" calcext:value-type="float">
            <text:p>62316.8175407706</text:p>
          </table:table-cell>
          <table:table-cell office:value-type="float" office:value="98.2840554429078" calcext:value-type="float">
            <text:p>98.2840554429078</text:p>
          </table:table-cell>
          <table:table-cell office:value-type="float" office:value="1906.43513041909" calcext:value-type="float">
            <text:p>1906.43513041909</text:p>
          </table:table-cell>
          <table:table-cell office:value-type="float" office:value="1.79795396592698" calcext:value-type="float">
            <text:p>1.7979539659269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3</text:p>
          </table:table-cell>
          <table:table-cell office:value-type="float" office:value="51600.7940800596" calcext:value-type="float">
            <text:p>51600.7940800596</text:p>
          </table:table-cell>
          <table:table-cell office:value-type="float" office:value="7884.02196570352" calcext:value-type="float">
            <text:p>7884.02196570352</text:p>
          </table:table-cell>
          <table:table-cell office:value-type="float" office:value="12.4344227219779" calcext:value-type="float">
            <text:p>12.4344227219779</text:p>
          </table:table-cell>
          <table:table-cell office:value-type="float" office:value="1648.25470186384" calcext:value-type="float">
            <text:p>1648.25470186384</text:p>
          </table:table-cell>
          <table:table-cell office:value-type="float" office:value="3.19424290119749" calcext:value-type="float">
            <text:p>3.19424290119749</text:p>
          </table:table-cell>
          <table:table-cell table:number-columns-repeated="13"/>
        </table:table-row>
        <table:table-row table:style-name="ro1">
          <table:table-cell table:formula="of:=CONCATENATE(&quot;OD Normalized &quot;;[.A38])" office:value-type="string" office:string-value="OD Normalized Gpa" calcext:value-type="string">
            <text:p>OD Normalized Gpa</text:p>
          </table:table-cell>
          <table:table-cell office:value-type="float" office:value="42266" calcext:value-type="float">
            <text:p>42266</text:p>
          </table:table-cell>
          <table:table-cell office:value-type="float" office:value="23222.3333333333" calcext:value-type="float">
            <text:p>23222.3333333333</text:p>
          </table:table-cell>
          <table:table-cell office:value-type="float" office:value="100" calcext:value-type="float">
            <text:p>100</text:p>
          </table:table-cell>
          <table:table-cell office:value-type="float" office:value="3574.31266119795" calcext:value-type="float">
            <text:p>3574.31266119795</text:p>
          </table:table-cell>
          <table:table-cell office:value-type="float" office:value="8.45670908341919" calcext:value-type="float">
            <text:p>8.45670908341919</text:p>
          </table:table-cell>
          <table:table-cell table:number-columns-repeated="13"/>
        </table:table-row>
        <table:table-row table:style-name="ro1">
          <table:table-cell table:formula="of:=CONCATENATE(&quot;OD Normalized &quot;;[.A39])" office:value-type="string" office:string-value="OD Normalized G83I" calcext:value-type="string">
            <text:p>OD Normalized G83I</text:p>
          </table:table-cell>
          <table:table-cell office:value-type="float" office:value="23356.3333333333" calcext:value-type="float">
            <text:p>23356.3333333333</text:p>
          </table:table-cell>
          <table:table-cell office:value-type="float" office:value="4312.66666666666" calcext:value-type="float">
            <text:p>4312.66666666666</text:p>
          </table:table-cell>
          <table:table-cell office:value-type="float" office:value="18.571203008598" calcext:value-type="float">
            <text:p>18.571203008598</text:p>
          </table:table-cell>
          <table:table-cell office:value-type="float" office:value="98.6779272853526" calcext:value-type="float">
            <text:p>98.6779272853526</text:p>
          </table:table-cell>
          <table:table-cell office:value-type="float" office:value="0.42248894925867" calcext:value-type="float">
            <text:p>0.42248894925867</text:p>
          </table:table-cell>
          <table:table-cell table:number-columns-repeated="13"/>
        </table:table-row>
        <table:table-row table:style-name="ro1">
          <table:table-cell table:formula="of:=CONCATENATE(&quot;OD Normalized &quot;;[.A40])" office:value-type="string" office:string-value="OD Normalized No TM" calcext:value-type="string">
            <text:p>OD Normalized No TM</text:p>
          </table:table-cell>
          <table:table-cell office:value-type="float" office:value="19043.6666666667" calcext:value-type="float">
            <text:p>19043.66666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3.014175657585" calcext:value-type="float">
            <text:p>823.014175657585</text:p>
          </table:table-cell>
          <table:table-cell office:value-type="float" office:value="4.32172117934703" calcext:value-type="float">
            <text:p>4.32172117934703</text:p>
          </table:table-cell>
          <table:table-cell table:number-columns-repeated="13"/>
        </table:table-row>
        <table:table-row table:style-name="ro1">
          <table:table-cell table:formula="of:=CONCATENATE(&quot;OD Normalized &quot;;[.A41])" office:value-type="string" office:string-value="OD Normalized N5" calcext:value-type="string">
            <text:p>OD Normalized N5</text:p>
          </table:table-cell>
          <table:table-cell office:value-type="float" office:value="40753.6666666667" calcext:value-type="float">
            <text:p>40753.6666666667</text:p>
          </table:table-cell>
          <table:table-cell office:value-type="float" office:value="21710" calcext:value-type="float">
            <text:p>21710</text:p>
          </table:table-cell>
          <table:table-cell office:value-type="float" office:value="93.4875909684643" calcext:value-type="float">
            <text:p>93.4875909684643</text:p>
          </table:table-cell>
          <table:table-cell office:value-type="float" office:value="1757.10225466059" calcext:value-type="float">
            <text:p>1757.10225466059</text:p>
          </table:table-cell>
          <table:table-cell office:value-type="float" office:value="4.31151942482212" calcext:value-type="float">
            <text:p>4.31151942482212</text:p>
          </table:table-cell>
          <table:table-cell table:number-columns-repeated="13"/>
        </table:table-row>
        <table:table-row table:style-name="ro1">
          <table:table-cell table:formula="of:=CONCATENATE(&quot;OD Normalized &quot;;[.A42])" office:value-type="string" office:string-value="OD Normalized P3" calcext:value-type="string">
            <text:p>OD Normalized P3</text:p>
          </table:table-cell>
          <table:table-cell office:value-type="float" office:value="42339.3333333333" calcext:value-type="float">
            <text:p>42339.3333333333</text:p>
          </table:table-cell>
          <table:table-cell office:value-type="float" office:value="23295.6666666667" calcext:value-type="float">
            <text:p>23295.6666666667</text:p>
          </table:table-cell>
          <table:table-cell office:value-type="float" office:value="100.315787962737" calcext:value-type="float">
            <text:p>100.315787962737</text:p>
          </table:table-cell>
          <table:table-cell office:value-type="float" office:value="1925.63504676596" calcext:value-type="float">
            <text:p>1925.63504676596</text:p>
          </table:table-cell>
          <table:table-cell office:value-type="float" office:value="4.5480995924183" calcext:value-type="float">
            <text:p>4.5480995924183</text:p>
          </table:table-cell>
          <table:table-cell table:number-columns-repeated="13"/>
        </table:table-row>
        <table:table-row table:style-name="ro1">
          <table:table-cell table:formula="of:=CONCATENATE(&quot;OD Normalized &quot;;[.A43])" office:value-type="string" office:string-value="OD Normalized P4" calcext:value-type="string">
            <text:p>OD Normalized P4</text:p>
          </table:table-cell>
          <table:table-cell office:value-type="float" office:value="27233" calcext:value-type="float">
            <text:p>27233</text:p>
          </table:table-cell>
          <table:table-cell office:value-type="float" office:value="8189.33333333333" calcext:value-type="float">
            <text:p>8189.33333333333</text:p>
          </table:table-cell>
          <table:table-cell office:value-type="float" office:value="35.2649030387414" calcext:value-type="float">
            <text:p>35.2649030387414</text:p>
          </table:table-cell>
          <table:table-cell office:value-type="float" office:value="1170.00555554237" calcext:value-type="float">
            <text:p>1170.00555554237</text:p>
          </table:table-cell>
          <table:table-cell office:value-type="float" office:value="4.2962786161729" calcext:value-type="float">
            <text:p>4.2962786161729</text:p>
          </table:table-cell>
          <table:table-cell table:number-columns-repeated="13"/>
        </table:table-row>
        <table:table-row table:style-name="ro1">
          <table:table-cell table:formula="of:=CONCATENATE(&quot;OD Normalized &quot;;[.A44])" office:value-type="string" office:string-value="OD Normalized L7" calcext:value-type="string">
            <text:p>OD Normalized L7</text:p>
          </table:table-cell>
          <table:table-cell office:value-type="float" office:value="29672.3333333333" calcext:value-type="float">
            <text:p>29672.3333333333</text:p>
          </table:table-cell>
          <table:table-cell office:value-type="float" office:value="10628.6666666667" calcext:value-type="float">
            <text:p>10628.6666666667</text:p>
          </table:table-cell>
          <table:table-cell office:value-type="float" office:value="45.7691589992392" calcext:value-type="float">
            <text:p>45.7691589992392</text:p>
          </table:table-cell>
          <table:table-cell office:value-type="float" office:value="203.138704665884" calcext:value-type="float">
            <text:p>203.138704665884</text:p>
          </table:table-cell>
          <table:table-cell office:value-type="float" office:value="0.684606439216838" calcext:value-type="float">
            <text:p>0.684606439216838</text:p>
          </table:table-cell>
          <table:table-cell table:number-columns-repeated="13"/>
        </table:table-row>
        <table:table-row table:style-name="ro1">
          <table:table-cell table:formula="of:=CONCATENATE(&quot;OD Normalized &quot;;[.A45])" office:value-type="string" office:string-value="OD Normalized L8" calcext:value-type="string">
            <text:p>OD Normalized L8</text:p>
          </table:table-cell>
          <table:table-cell office:value-type="float" office:value="39720.6666666667" calcext:value-type="float">
            <text:p>39720.6666666667</text:p>
          </table:table-cell>
          <table:table-cell office:value-type="float" office:value="20677" calcext:value-type="float">
            <text:p>20677</text:p>
          </table:table-cell>
          <table:table-cell office:value-type="float" office:value="89.0392868933641" calcext:value-type="float">
            <text:p>89.0392868933641</text:p>
          </table:table-cell>
          <table:table-cell office:value-type="float" office:value="603.909209511938" calcext:value-type="float">
            <text:p>603.909209511938</text:p>
          </table:table-cell>
          <table:table-cell office:value-type="float" office:value="1.52039041685757" calcext:value-type="float">
            <text:p>1.52039041685757</text:p>
          </table:table-cell>
          <table:table-cell table:number-columns-repeated="13"/>
        </table:table-row>
        <table:table-row table:style-name="ro1">
          <table:table-cell table:formula="of:=CONCATENATE(&quot;OD Normalized &quot;;[.A46])" office:value-type="string" office:string-value="OD Normalized R1" calcext:value-type="string">
            <text:p>OD Normalized R1</text:p>
          </table:table-cell>
          <table:table-cell office:value-type="float" office:value="36828.6666666667" calcext:value-type="float">
            <text:p>36828.6666666667</text:p>
          </table:table-cell>
          <table:table-cell office:value-type="float" office:value="17785" calcext:value-type="float">
            <text:p>17785</text:p>
          </table:table-cell>
          <table:table-cell office:value-type="float" office:value="76.5857579628806" calcext:value-type="float">
            <text:p>76.5857579628806</text:p>
          </table:table-cell>
          <table:table-cell office:value-type="float" office:value="1127.09109362701" calcext:value-type="float">
            <text:p>1127.09109362701</text:p>
          </table:table-cell>
          <table:table-cell office:value-type="float" office:value="3.0603635581712" calcext:value-type="float">
            <text:p>3.0603635581712</text:p>
          </table:table-cell>
          <table:table-cell table:number-columns-repeated="13"/>
        </table:table-row>
        <table:table-row table:style-name="ro1">
          <table:table-cell table:formula="of:=CONCATENATE(&quot;OD Normalized &quot;;[.A47])" office:value-type="string" office:string-value="OD Normalized R4" calcext:value-type="string">
            <text:p>OD Normalized R4</text:p>
          </table:table-cell>
          <table:table-cell office:value-type="float" office:value="27619" calcext:value-type="float">
            <text:p>27619</text:p>
          </table:table-cell>
          <table:table-cell office:value-type="float" office:value="8575.33333333333" calcext:value-type="float">
            <text:p>8575.33333333333</text:p>
          </table:table-cell>
          <table:table-cell office:value-type="float" office:value="36.9270960426027" calcext:value-type="float">
            <text:p>36.9270960426027</text:p>
          </table:table-cell>
          <table:table-cell office:value-type="float" office:value="584.93332953423" calcext:value-type="float">
            <text:p>584.93332953423</text:p>
          </table:table-cell>
          <table:table-cell office:value-type="float" office:value="2.11786570670274" calcext:value-type="float">
            <text:p>2.11786570670274</text:p>
          </table:table-cell>
          <table:table-cell table:number-columns-repeated="13"/>
        </table:table-row>
        <table:table-row table:style-name="ro1">
          <table:table-cell table:formula="of:=CONCATENATE(&quot;OD Normalized &quot;;[.A48])" office:value-type="string" office:string-value="OD Normalized R5" calcext:value-type="string">
            <text:p>OD Normalized R5</text:p>
          </table:table-cell>
          <table:table-cell office:value-type="float" office:value="29311.6666666667" calcext:value-type="float">
            <text:p>29311.6666666667</text:p>
          </table:table-cell>
          <table:table-cell office:value-type="float" office:value="10268" calcext:value-type="float">
            <text:p>10268</text:p>
          </table:table-cell>
          <table:table-cell office:value-type="float" office:value="44.2160563825053" calcext:value-type="float">
            <text:p>44.2160563825053</text:p>
          </table:table-cell>
          <table:table-cell office:value-type="float" office:value="7529.43698647737" calcext:value-type="float">
            <text:p>7529.43698647737</text:p>
          </table:table-cell>
          <table:table-cell office:value-type="float" office:value="25.6875089093445" calcext:value-type="float">
            <text:p>25.6875089093445</text:p>
          </table:table-cell>
          <table:table-cell table:number-columns-repeated="13"/>
        </table:table-row>
        <table:table-row table:style-name="ro1">
          <table:table-cell table:formula="of:=CONCATENATE(&quot;OD Normalized &quot;;[.A49])" office:value-type="string" office:string-value="OD Normalized R6" calcext:value-type="string">
            <text:p>OD Normalized R6</text:p>
          </table:table-cell>
          <table:table-cell office:value-type="float" office:value="26518" calcext:value-type="float">
            <text:p>26518</text:p>
          </table:table-cell>
          <table:table-cell office:value-type="float" office:value="7474.33333333333" calcext:value-type="float">
            <text:p>7474.33333333333</text:p>
          </table:table-cell>
          <table:table-cell office:value-type="float" office:value="32.1859704020555" calcext:value-type="float">
            <text:p>32.1859704020555</text:p>
          </table:table-cell>
          <table:table-cell office:value-type="float" office:value="841.249665676011" calcext:value-type="float">
            <text:p>841.249665676011</text:p>
          </table:table-cell>
          <table:table-cell office:value-type="float" office:value="3.17237222141945" calcext:value-type="float">
            <text:p>3.17237222141945</text:p>
          </table:table-cell>
          <table:table-cell table:number-columns-repeated="13"/>
        </table:table-row>
        <table:table-row table:style-name="ro1">
          <table:table-cell table:formula="of:=CONCATENATE(&quot;OD Normalized &quot;;[.A50])" office:value-type="string" office:string-value="OD Normalized G3" calcext:value-type="string">
            <text:p>OD Normalized G3</text:p>
          </table:table-cell>
          <table:table-cell office:value-type="float" office:value="20952.3333333333" calcext:value-type="float">
            <text:p>20952.3333333333</text:p>
          </table:table-cell>
          <table:table-cell office:value-type="float" office:value="1908.66666666666" calcext:value-type="float">
            <text:p>1908.66666666666</text:p>
          </table:table-cell>
          <table:table-cell office:value-type="float" office:value="8.21909943014626" calcext:value-type="float">
            <text:p>8.21909943014626</text:p>
          </table:table-cell>
          <table:table-cell office:value-type="float" office:value="3097.01248517557" calcext:value-type="float">
            <text:p>3097.01248517557</text:p>
          </table:table-cell>
          <table:table-cell office:value-type="float" office:value="14.7812295456778" calcext:value-type="float">
            <text:p>14.7812295456778</text:p>
          </table:table-cell>
          <table:table-cell table:number-columns-repeated="13"/>
        </table:table-row>
        <table:table-row table:style-name="ro1">
          <table:table-cell table:formula="of:=CONCATENATE(&quot;OD Normalized &quot;;[.A51])" office:value-type="string" office:string-value="OD Normalized G5" calcext:value-type="string">
            <text:p>OD Normalized G5</text:p>
          </table:table-cell>
          <table:table-cell office:value-type="float" office:value="35487" calcext:value-type="float">
            <text:p>35487</text:p>
          </table:table-cell>
          <table:table-cell office:value-type="float" office:value="16443.3333333333" calcext:value-type="float">
            <text:p>16443.3333333333</text:p>
          </table:table-cell>
          <table:table-cell office:value-type="float" office:value="70.8082736446237" calcext:value-type="float">
            <text:p>70.8082736446237</text:p>
          </table:table-cell>
          <table:table-cell office:value-type="float" office:value="13761.6241774" calcext:value-type="float">
            <text:p>13761.6241774</text:p>
          </table:table-cell>
          <table:table-cell office:value-type="float" office:value="38.7793394127427" calcext:value-type="float">
            <text:p>38.7793394127427</text:p>
          </table:table-cell>
          <table:table-cell table:number-columns-repeated="13"/>
        </table:table-row>
        <table:table-row table:style-name="ro1">
          <table:table-cell table:formula="of:=CONCATENATE(&quot;OD Normalized &quot;;[.A52])" office:value-type="string" office:string-value="OD Normalized G6" calcext:value-type="string">
            <text:p>OD Normalized G6</text:p>
          </table:table-cell>
          <table:table-cell office:value-type="float" office:value="42697" calcext:value-type="float">
            <text:p>42697</text:p>
          </table:table-cell>
          <table:table-cell office:value-type="float" office:value="23653.3333333333" calcext:value-type="float">
            <text:p>23653.3333333333</text:p>
          </table:table-cell>
          <table:table-cell office:value-type="float" office:value="101.855971980995" calcext:value-type="float">
            <text:p>101.855971980995</text:p>
          </table:table-cell>
          <table:table-cell office:value-type="float" office:value="1298.21377284329" calcext:value-type="float">
            <text:p>1298.21377284329</text:p>
          </table:table-cell>
          <table:table-cell office:value-type="float" office:value="3.04052690550457" calcext:value-type="float">
            <text:p>3.04052690550457</text:p>
          </table:table-cell>
          <table:table-cell table:number-columns-repeated="13"/>
        </table:table-row>
        <table:table-row table:style-name="ro1">
          <table:table-cell table:formula="of:=CONCATENATE(&quot;OD Normalized &quot;;[.A53])" office:value-type="string" office:string-value="OD Normalized M3" calcext:value-type="string">
            <text:p>OD Normalized M3</text:p>
          </table:table-cell>
          <table:table-cell office:value-type="float" office:value="21255.3333333333" calcext:value-type="float">
            <text:p>21255.3333333333</text:p>
          </table:table-cell>
          <table:table-cell office:value-type="float" office:value="2211.66666666666" calcext:value-type="float">
            <text:p>2211.66666666666</text:p>
          </table:table-cell>
          <table:table-cell office:value-type="float" office:value="9.5238778761824" calcext:value-type="float">
            <text:p>9.5238778761824</text:p>
          </table:table-cell>
          <table:table-cell office:value-type="float" office:value="550.828769522193" calcext:value-type="float">
            <text:p>550.828769522193</text:p>
          </table:table-cell>
          <table:table-cell office:value-type="float" office:value="2.59148497407173" calcext:value-type="float">
            <text:p>2.59148497407173</text:p>
          </table:table-cell>
          <table:table-cell table:number-columns-repeated="13"/>
        </table:table-row>
        <table:table-row table:style-name="ro2" table:number-rows-repeated="2">
          <table:table-cell table:style-name="Default"/>
          <table:table-cell table:number-columns-repeated="18"/>
        </table:table-row>
        <table:table-row table:style-name="ro2">
          <table:table-cell table:style-name="Default" office:value-type="string" calcext:value-type="string">
            <text:p>Design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Sequencing Number</text:p>
          </table:table-cell>
          <table:table-cell office:value-type="string" calcext:value-type="string">
            <text:p>Experimental I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 GpA</text:p>
          </table:table-cell>
          <table:table-cell office:value-type="string" calcext:value-type="string">
            <text:p>Percent Standard Deviation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VDWDiff</text:p>
          </table:table-cell>
          <table:table-cell office:value-type="string" calcext:value-type="string">
            <text:p>HBONDDiff</text:p>
          </table:table-cell>
          <table:table-cell office:value-type="string" calcext:value-type="string">
            <text:p>IMM1Diff</text:p>
          </table:table-cell>
          <table:table-cell office:value-type="string" calcext:value-type="string">
            <text:p>Directory</text:p>
          </table:table-cell>
          <table:table-cell office:value-type="string" calcext:value-type="string">
            <text:p>replicateNumber</text:p>
          </table:table-cell>
          <table:table-cell office:value-type="string" calcext:value-type="string">
            <text:p>SasaDiff</text:p>
          </table:table-cell>
          <table:table-cell office:value-type="string" calcext:value-type="string">
            <text:p>AxChange</text:p>
          </table:table-cell>
          <table:table-cell office:value-type="string" calcext:value-type="string">
            <text:p>xChange</text:p>
          </table:table-cell>
          <table:table-cell office:value-type="string" calcext:value-type="string">
            <text:p>crossChange</text:p>
          </table:table-cell>
          <table:table-cell office:value-type="string" calcext:value-type="string">
            <text:p>zChange</text:p>
          </table:table-cell>
          <table:table-cell office:value-type="string" calcext:value-type="string">
            <text:p>dir</text:p>
          </table:table-cell>
        </table:table-row>
        <table:table-row table:style-name="ro2">
          <table:table-cell table:style-name="Default" office:value-type="string" calcext:value-type="string">
            <text:p>AAASYLLVLLLGFLLGTLAAA</text:p>
          </table:table-cell>
          <table:table-cell office:value-type="string" calcext:value-type="string">
            <text:p>LLLSYLLVLLLGFLLGTL</text:p>
          </table:table-cell>
          <table:table-cell office:value-type="string" calcext:value-type="string">
            <text:p>1_8</text:p>
          </table:table-cell>
          <table:table-cell office:value-type="string" calcext:value-type="string">
            <text:p>G1</text:p>
          </table:table-cell>
          <table:table-cell office:value-type="float" office:value="-46.9569" calcext:value-type="float">
            <text:p>-46.9569</text:p>
          </table:table-cell>
          <table:table-cell office:value-type="float" office:value="143.792604525589" calcext:value-type="float">
            <text:p>143.792604525589</text:p>
          </table:table-cell>
          <table:table-cell office:value-type="float" office:value="1.91298122687572" calcext:value-type="float">
            <text:p>1.91298122687572</text:p>
          </table:table-cell>
          <table:table-cell office:value-type="string" calcext:value-type="string">
            <text:p>GAS</text:p>
          </table:table-cell>
          <table:table-cell office:value-type="float" office:value="-43.6746" calcext:value-type="float">
            <text:p>-43.6746</text:p>
          </table:table-cell>
          <table:table-cell office:value-type="float" office:value="-30.2569" calcext:value-type="float">
            <text:p>-30.2569</text:p>
          </table:table-cell>
          <table:table-cell office:value-type="float" office:value="26.975" calcext:value-type="float">
            <text:p>26.975</text:p>
          </table:table-cell>
          <table:table-cell office:value-type="string" calcext:value-type="string">
            <text:p>design_6005</text:p>
          </table:table-cell>
          <table:table-cell office:value-type="float" office:value="4" calcext:value-type="float">
            <text:p>4</text:p>
          </table:table-cell>
          <table:table-cell office:value-type="float" office:value="-853.42" calcext:value-type="float">
            <text:p>-853.42</text:p>
          </table:table-cell>
          <table:table-cell office:value-type="float" office:value="-0.3649" calcext:value-type="float">
            <text:p>-0.3649</text:p>
          </table:table-cell>
          <table:table-cell office:value-type="float" office:value="-0.35835" calcext:value-type="float">
            <text:p>-0.35835</text:p>
          </table:table-cell>
          <table:table-cell office:value-type="float" office:value="-3.6735" calcext:value-type="float">
            <text:p>-3.6735</text:p>
          </table:table-cell>
          <table:table-cell office:value-type="float" office:value="0.236988" calcext:value-type="float">
            <text:p>0.236988</text:p>
          </table:table-cell>
          <table:table-cell office:value-type="string" calcext:value-type="string">
            <text:p>2022-11-19_alaEntropyCompare</text:p>
          </table:table-cell>
        </table:table-row>
        <table:table-row table:style-name="ro2">
          <table:table-cell table:style-name="Default" office:value-type="string" calcext:value-type="string">
            <text:p>AAASYLLGVLLGLLLGTLAAA</text:p>
          </table:table-cell>
          <table:table-cell office:value-type="string" calcext:value-type="string">
            <text:p>LLLSYLLGVLLGLLLGTL</text:p>
          </table:table-cell>
          <table:table-cell office:value-type="string" calcext:value-type="string">
            <text:p>1_12</text:p>
          </table:table-cell>
          <table:table-cell office:value-type="string" calcext:value-type="string">
            <text:p>G2</text:p>
          </table:table-cell>
          <table:table-cell office:value-type="float" office:value="-33.1759" calcext:value-type="float">
            <text:p>-33.1759</text:p>
          </table:table-cell>
          <table:table-cell office:value-type="float" office:value="50.4735907877269" calcext:value-type="float">
            <text:p>50.4735907877269</text:p>
          </table:table-cell>
          <table:table-cell office:value-type="float" office:value="2.36831028752975" calcext:value-type="float">
            <text:p>2.36831028752975</text:p>
          </table:table-cell>
          <table:table-cell office:value-type="string" calcext:value-type="string">
            <text:p>GAS</text:p>
          </table:table-cell>
          <table:table-cell office:value-type="float" office:value="-40.4062" calcext:value-type="float">
            <text:p>-40.4062</text:p>
          </table:table-cell>
          <table:table-cell office:value-type="float" office:value="-24.6226" calcext:value-type="float">
            <text:p>-24.6226</text:p>
          </table:table-cell>
          <table:table-cell office:value-type="float" office:value="31.853" calcext:value-type="float">
            <text:p>31.853</text:p>
          </table:table-cell>
          <table:table-cell office:value-type="string" calcext:value-type="string">
            <text:p>design_6053</text:p>
          </table:table-cell>
          <table:table-cell office:value-type="float" office:value="0" calcext:value-type="float">
            <text:p>0</text:p>
          </table:table-cell>
          <table:table-cell office:value-type="float" office:value="-767.16" calcext:value-type="float">
            <text:p>-767.16</text:p>
          </table:table-cell>
          <table:table-cell office:value-type="float" office:value="-5.0809" calcext:value-type="float">
            <text:p>-5.0809</text:p>
          </table:table-cell>
          <table:table-cell office:value-type="float" office:value="-0.36326" calcext:value-type="float">
            <text:p>-0.36326</text:p>
          </table:table-cell>
          <table:table-cell office:value-type="float" office:value="1.2197" calcext:value-type="float">
            <text:p>1.2197</text:p>
          </table:table-cell>
          <table:table-cell office:value-type="float" office:value="-0.35358" calcext:value-type="float">
            <text:p>-0.35358</text:p>
          </table:table-cell>
          <table:table-cell office:value-type="string" calcext:value-type="string">
            <text:p>2022-11-19_alaEntropyCompare</text:p>
          </table:table-cell>
        </table:table-row>
        <table:table-row table:style-name="ro2">
          <table:table-cell table:style-name="Default" office:value-type="string" calcext:value-type="string">
            <text:p>AAATALLALLLGVLLSFLAAA</text:p>
          </table:table-cell>
          <table:table-cell office:value-type="string" calcext:value-type="string">
            <text:p>LLLTALLALLLGVLLSFL</text:p>
          </table:table-cell>
          <table:table-cell office:value-type="string" calcext:value-type="string">
            <text:p>1_18</text:p>
          </table:table-cell>
          <table:table-cell office:value-type="string" calcext:value-type="string">
            <text:p>G3</text:p>
          </table:table-cell>
          <table:table-cell office:value-type="float" office:value="-6.46671" calcext:value-type="float">
            <text:p>-6.46671</text:p>
          </table:table-cell>
          <table:table-cell office:value-type="float" office:value="8.21909943014626" calcext:value-type="float">
            <text:p>8.21909943014626</text:p>
          </table:table-cell>
          <table:table-cell office:value-type="float" office:value="14.7812295456778" calcext:value-type="float">
            <text:p>14.7812295456778</text:p>
          </table:table-cell>
          <table:table-cell office:value-type="string" calcext:value-type="string">
            <text:p>GAS</text:p>
          </table:table-cell>
          <table:table-cell office:value-type="float" office:value="-36.5126" calcext:value-type="float">
            <text:p>-36.5126</text:p>
          </table:table-cell>
          <table:table-cell office:value-type="float" office:value="0.9585" calcext:value-type="float">
            <text:p>0.9585</text:p>
          </table:table-cell>
          <table:table-cell office:value-type="float" office:value="29.087" calcext:value-type="float">
            <text:p>29.087</text:p>
          </table:table-cell>
          <table:table-cell office:value-type="string" calcext:value-type="string">
            <text:p>design_6011</text:p>
          </table:table-cell>
          <table:table-cell office:value-type="float" office:value="1" calcext:value-type="float">
            <text:p>1</text:p>
          </table:table-cell>
          <table:table-cell office:value-type="float" office:value="-657.13" calcext:value-type="float">
            <text:p>-657.13</text:p>
          </table:table-cell>
          <table:table-cell office:value-type="float" office:value="0.3557" calcext:value-type="float">
            <text:p>0.3557</text:p>
          </table:table-cell>
          <table:table-cell office:value-type="float" office:value="-0.14469" calcext:value-type="float">
            <text:p>-0.14469</text:p>
          </table:table-cell>
          <table:table-cell office:value-type="float" office:value="1.4964" calcext:value-type="float">
            <text:p>1.4964</text:p>
          </table:table-cell>
          <table:table-cell office:value-type="float" office:value="-0.30005" calcext:value-type="float">
            <text:p>-0.30005</text:p>
          </table:table-cell>
          <table:table-cell office:value-type="string" calcext:value-type="string">
            <text:p>2022-11-19_alaEntropyCompare</text:p>
          </table:table-cell>
        </table:table-row>
        <table:table-row table:style-name="ro2">
          <table:table-cell table:style-name="Default" office:value-type="string" calcext:value-type="string">
            <text:p>LLLGFLLGFLLGTLLGYLILI</text:p>
          </table:table-cell>
          <table:table-cell office:value-type="string" calcext:value-type="string">
            <text:p>LLLGFLLGFLLGTLLGYL</text:p>
          </table:table-cell>
          <table:table-cell office:value-type="string" calcext:value-type="string">
            <text:p>2_4/5/6</text:p>
          </table:table-cell>
          <table:table-cell office:value-type="string" calcext:value-type="string">
            <text:p>G4</text:p>
          </table:table-cell>
          <table:table-cell office:value-type="float" office:value="-42.156" calcext:value-type="float">
            <text:p>-42.156</text:p>
          </table:table-cell>
          <table:table-cell office:value-type="float" office:value="155.118509568771" calcext:value-type="float">
            <text:p>155.118509568771</text:p>
          </table:table-cell>
          <table:table-cell office:value-type="float" office:value="3.62975417553051" calcext:value-type="float">
            <text:p>3.62975417553051</text:p>
          </table:table-cell>
          <table:table-cell office:value-type="string" calcext:value-type="string">
            <text:p>GAS</text:p>
          </table:table-cell>
          <table:table-cell office:value-type="float" office:value="-50.6169" calcext:value-type="float">
            <text:p>-50.6169</text:p>
          </table:table-cell>
          <table:table-cell office:value-type="float" office:value="-12.7387" calcext:value-type="float">
            <text:p>-12.7387</text:p>
          </table:table-cell>
          <table:table-cell office:value-type="float" office:value="21.2" calcext:value-type="float">
            <text:p>21.2</text:p>
          </table:table-cell>
          <table:table-cell office:value-type="string" calcext:value-type="string">
            <text:p>design_1098</text:p>
          </table:table-cell>
          <table:table-cell office:value-type="float" office:value="0" calcext:value-type="float">
            <text:p>0</text:p>
          </table:table-cell>
          <table:table-cell office:value-type="float" office:value="-1161.29" calcext:value-type="float">
            <text:p>-1161.29</text:p>
          </table:table-cell>
          <table:table-cell office:value-type="float" office:value="-3.1177" calcext:value-type="float">
            <text:p>-3.1177</text:p>
          </table:table-cell>
          <table:table-cell office:value-type="float" office:value="0.08704" calcext:value-type="float">
            <text:p>0.08704</text:p>
          </table:table-cell>
          <table:table-cell office:value-type="float" office:value="2.4624" calcext:value-type="float">
            <text:p>2.4624</text:p>
          </table:table-cell>
          <table:table-cell office:value-type="float" office:value="-0.2127" calcext:value-type="float">
            <text:p>-0.2127</text:p>
          </table:table-cell>
          <table:table-cell office:value-type="string" calcext:value-type="string">
            <text:p>2022-11-20_leuNoSeqEntropy</text:p>
          </table:table-cell>
        </table:table-row>
        <table:table-row table:style-name="ro2">
          <table:table-cell table:style-name="Default" office:value-type="string" calcext:value-type="string">
            <text:p>LLLSYLLGILLGLLLGFLILI</text:p>
          </table:table-cell>
          <table:table-cell office:value-type="string" calcext:value-type="string">
            <text:p>LLLSYLLGILLGLLLGFL</text:p>
          </table:table-cell>
          <table:table-cell/>
          <table:table-cell office:value-type="string" calcext:value-type="string">
            <text:p>G5</text:p>
          </table:table-cell>
          <table:table-cell office:value-type="float" office:value="-47.0261" calcext:value-type="float">
            <text:p>-47.0261</text:p>
          </table:table-cell>
          <table:table-cell office:value-type="float" office:value="70.8082736446237" calcext:value-type="float">
            <text:p>70.8082736446237</text:p>
          </table:table-cell>
          <table:table-cell office:value-type="float" office:value="38.7793394127427" calcext:value-type="float">
            <text:p>38.7793394127427</text:p>
          </table:table-cell>
          <table:table-cell office:value-type="string" calcext:value-type="string">
            <text:p>GAS</text:p>
          </table:table-cell>
          <table:table-cell office:value-type="float" office:value="-46.0856" calcext:value-type="float">
            <text:p>-46.0856</text:p>
          </table:table-cell>
          <table:table-cell office:value-type="float" office:value="-26.6126" calcext:value-type="float">
            <text:p>-26.6126</text:p>
          </table:table-cell>
          <table:table-cell office:value-type="float" office:value="25.672" calcext:value-type="float">
            <text:p>25.672</text:p>
          </table:table-cell>
          <table:table-cell office:value-type="string" calcext:value-type="string">
            <text:p>design_5050</text:p>
          </table:table-cell>
          <table:table-cell office:value-type="float" office:value="3" calcext:value-type="float">
            <text:p>3</text:p>
          </table:table-cell>
          <table:table-cell office:value-type="float" office:value="-1009.39" calcext:value-type="float">
            <text:p>-1009.39</text:p>
          </table:table-cell>
          <table:table-cell office:value-type="float" office:value="-2.50379999999999" calcext:value-type="float">
            <text:p>-2.50379999999999</text:p>
          </table:table-cell>
          <table:table-cell office:value-type="float" office:value="-0.861589999999999" calcext:value-type="float">
            <text:p>-0.861589999999999</text:p>
          </table:table-cell>
          <table:table-cell office:value-type="float" office:value="0.393700000000002" calcext:value-type="float">
            <text:p>0.393700000000002</text:p>
          </table:table-cell>
          <table:table-cell office:value-type="float" office:value="-0.28767" calcext:value-type="float">
            <text:p>-0.28767</text:p>
          </table:table-cell>
          <table:table-cell office:value-type="string" calcext:value-type="string">
            <text:p>2022-11-19_leuEntropyCompare</text:p>
          </table:table-cell>
        </table:table-row>
        <table:table-row table:style-name="ro2">
          <table:table-cell table:style-name="Default" office:value-type="string" calcext:value-type="string">
            <text:p>AAAWWLLGFLLGTLLGWLAAA</text:p>
          </table:table-cell>
          <table:table-cell office:value-type="string" calcext:value-type="string">
            <text:p>LLLWWLLGFLLGTLLGWL</text:p>
          </table:table-cell>
          <table:table-cell/>
          <table:table-cell office:value-type="string" calcext:value-type="string">
            <text:p>G6</text:p>
          </table:table-cell>
          <table:table-cell office:value-type="float" office:value="-46.849" calcext:value-type="float">
            <text:p>-46.849</text:p>
          </table:table-cell>
          <table:table-cell office:value-type="float" office:value="101.855971980995" calcext:value-type="float">
            <text:p>101.855971980995</text:p>
          </table:table-cell>
          <table:table-cell office:value-type="float" office:value="3.04052690550457" calcext:value-type="float">
            <text:p>3.04052690550457</text:p>
          </table:table-cell>
          <table:table-cell office:value-type="string" calcext:value-type="string">
            <text:p>GAS</text:p>
          </table:table-cell>
          <table:table-cell office:value-type="float" office:value="-63.1378" calcext:value-type="float">
            <text:p>-63.1378</text:p>
          </table:table-cell>
          <table:table-cell office:value-type="float" office:value="-7.40769999999999" calcext:value-type="float">
            <text:p>-7.40769999999999</text:p>
          </table:table-cell>
          <table:table-cell office:value-type="float" office:value="23.696" calcext:value-type="float">
            <text:p>23.696</text:p>
          </table:table-cell>
          <table:table-cell office:value-type="string" calcext:value-type="string">
            <text:p>design_2001</text:p>
          </table:table-cell>
          <table:table-cell office:value-type="float" office:value="3" calcext:value-type="float">
            <text:p>3</text:p>
          </table:table-cell>
          <table:table-cell office:value-type="float" office:value="-912.009999999999" calcext:value-type="float">
            <text:p>-912.009999999999</text:p>
          </table:table-cell>
          <table:table-cell office:value-type="float" office:value="10.6086999999999" calcext:value-type="float">
            <text:p>10.6086999999999</text:p>
          </table:table-cell>
          <table:table-cell office:value-type="float" office:value="-0.8197" calcext:value-type="float">
            <text:p>-0.8197</text:p>
          </table:table-cell>
          <table:table-cell office:value-type="float" office:value="0.538399999999995" calcext:value-type="float">
            <text:p>0.538399999999995</text:p>
          </table:table-cell>
          <table:table-cell office:value-type="float" office:value="1.23161" calcext:value-type="float">
            <text:p>1.23161</text:p>
          </table:table-cell>
          <table:table-cell office:value-type="string" calcext:value-type="string">
            <text:p>2022-11-20_alaNoSeqEntropy</text:p>
          </table:table-cell>
        </table:table-row>
        <table:table-row table:style-name="ro2">
          <table:table-cell table:style-name="Default" office:value-type="string" calcext:value-type="string">
            <text:p>AAAYLLLTTLLAALLSFLAAA</text:p>
          </table:table-cell>
          <table:table-cell office:value-type="string" calcext:value-type="string">
            <text:p>LLLYLLLTTLLAALLSFL</text:p>
          </table:table-cell>
          <table:table-cell office:value-type="string" calcext:value-type="string">
            <text:p>1_15</text:p>
          </table:table-cell>
          <table:table-cell office:value-type="string" calcext:value-type="string">
            <text:p>R1</text:p>
          </table:table-cell>
          <table:table-cell office:value-type="float" office:value="-7.91697" calcext:value-type="float">
            <text:p>-7.91697</text:p>
          </table:table-cell>
          <table:table-cell office:value-type="float" office:value="76.5857579628806" calcext:value-type="float">
            <text:p>76.5857579628806</text:p>
          </table:table-cell>
          <table:table-cell office:value-type="float" office:value="3.0603635581712" calcext:value-type="float">
            <text:p>3.0603635581712</text:p>
          </table:table-cell>
          <table:table-cell office:value-type="string" calcext:value-type="string">
            <text:p>Right</text:p>
          </table:table-cell>
          <table:table-cell office:value-type="float" office:value="-29.9165" calcext:value-type="float">
            <text:p>-29.9165</text:p>
          </table:table-cell>
          <table:table-cell office:value-type="float" office:value="0.0633" calcext:value-type="float">
            <text:p>0.0633</text:p>
          </table:table-cell>
          <table:table-cell office:value-type="float" office:value="21.936" calcext:value-type="float">
            <text:p>21.936</text:p>
          </table:table-cell>
          <table:table-cell office:value-type="string" calcext:value-type="string">
            <text:p>design_6404</text:p>
          </table:table-cell>
          <table:table-cell office:value-type="float" office:value="2" calcext:value-type="float">
            <text:p>2</text:p>
          </table:table-cell>
          <table:table-cell office:value-type="float" office:value="-606.15" calcext:value-type="float">
            <text:p>-606.15</text:p>
          </table:table-cell>
          <table:table-cell office:value-type="float" office:value="6.0363" calcext:value-type="float">
            <text:p>6.0363</text:p>
          </table:table-cell>
          <table:table-cell office:value-type="float" office:value="-0.15847" calcext:value-type="float">
            <text:p>-0.15847</text:p>
          </table:table-cell>
          <table:table-cell office:value-type="float" office:value="-2.8815" calcext:value-type="float">
            <text:p>-2.8815</text:p>
          </table:table-cell>
          <table:table-cell office:value-type="float" office:value="0.53187" calcext:value-type="float">
            <text:p>0.53187</text:p>
          </table:table-cell>
          <table:table-cell office:value-type="string" calcext:value-type="string">
            <text:p>2022-11-19_alaEntropyCompare</text:p>
          </table:table-cell>
        </table:table-row>
        <table:table-row table:style-name="ro2">
          <table:table-cell table:style-name="Default" office:value-type="string" calcext:value-type="string">
            <text:p>LLLYLLLATLLAFLLSFLILI</text:p>
          </table:table-cell>
          <table:table-cell office:value-type="string" calcext:value-type="string">
            <text:p>LLLYLLLATLLAFLLSFL</text:p>
          </table:table-cell>
          <table:table-cell office:value-type="string" calcext:value-type="string">
            <text:p>2_21</text:p>
          </table:table-cell>
          <table:table-cell office:value-type="string" calcext:value-type="string">
            <text:p>R2</text:p>
          </table:table-cell>
          <table:table-cell office:value-type="float" office:value="-18.024" calcext:value-type="float">
            <text:p>-18.024</text:p>
          </table:table-cell>
          <table:table-cell office:value-type="float" office:value="41.8460345161916" calcext:value-type="float">
            <text:p>41.8460345161916</text:p>
          </table:table-cell>
          <table:table-cell office:value-type="float" office:value="1.68999849518223" calcext:value-type="float">
            <text:p>1.68999849518223</text:p>
          </table:table-cell>
          <table:table-cell office:value-type="string" calcext:value-type="string">
            <text:p>Right</text:p>
          </table:table-cell>
          <table:table-cell office:value-type="float" office:value="-36.4431" calcext:value-type="float">
            <text:p>-36.4431</text:p>
          </table:table-cell>
          <table:table-cell office:value-type="float" office:value="0.0108" calcext:value-type="float">
            <text:p>0.0108</text:p>
          </table:table-cell>
          <table:table-cell office:value-type="float" office:value="18.408" calcext:value-type="float">
            <text:p>18.408</text:p>
          </table:table-cell>
          <table:table-cell office:value-type="string" calcext:value-type="string">
            <text:p>design_5454</text:p>
          </table:table-cell>
          <table:table-cell office:value-type="float" office:value="4" calcext:value-type="float">
            <text:p>4</text:p>
          </table:table-cell>
          <table:table-cell office:value-type="float" office:value="-856.82" calcext:value-type="float">
            <text:p>-856.82</text:p>
          </table:table-cell>
          <table:table-cell office:value-type="float" office:value="5.7474" calcext:value-type="float">
            <text:p>5.7474</text:p>
          </table:table-cell>
          <table:table-cell office:value-type="float" office:value="-0.2505" calcext:value-type="float">
            <text:p>-0.2505</text:p>
          </table:table-cell>
          <table:table-cell office:value-type="float" office:value="-4.6509" calcext:value-type="float">
            <text:p>-4.6509</text:p>
          </table:table-cell>
          <table:table-cell office:value-type="float" office:value="1.25509" calcext:value-type="float">
            <text:p>1.25509</text:p>
          </table:table-cell>
          <table:table-cell office:value-type="string" calcext:value-type="string">
            <text:p>2022-11-19_leuEntropyCompare</text:p>
          </table:table-cell>
        </table:table-row>
        <table:table-row table:style-name="ro2">
          <table:table-cell table:style-name="Default" office:value-type="string" calcext:value-type="string">
            <text:p>LLLTYLLTTLLAYLLSTLILI</text:p>
          </table:table-cell>
          <table:table-cell office:value-type="string" calcext:value-type="string">
            <text:p>LLLTYLLTTLLAYLLSTL</text:p>
          </table:table-cell>
          <table:table-cell office:value-type="string" calcext:value-type="string">
            <text:p>2_25</text:p>
          </table:table-cell>
          <table:table-cell office:value-type="string" calcext:value-type="string">
            <text:p>R3</text:p>
          </table:table-cell>
          <table:table-cell office:value-type="float" office:value="-22.2889" calcext:value-type="float">
            <text:p>-22.2889</text:p>
          </table:table-cell>
          <table:table-cell office:value-type="float" office:value="91.1651079190346" calcext:value-type="float">
            <text:p>91.1651079190346</text:p>
          </table:table-cell>
          <table:table-cell office:value-type="float" office:value="28.0150848169926" calcext:value-type="float">
            <text:p>28.0150848169926</text:p>
          </table:table-cell>
          <table:table-cell office:value-type="string" calcext:value-type="string">
            <text:p>Right</text:p>
          </table:table-cell>
          <table:table-cell office:value-type="float" office:value="-23.457" calcext:value-type="float">
            <text:p>-23.457</text:p>
          </table:table-cell>
          <table:table-cell office:value-type="float" office:value="-20.316" calcext:value-type="float">
            <text:p>-20.316</text:p>
          </table:table-cell>
          <table:table-cell office:value-type="float" office:value="21.485" calcext:value-type="float">
            <text:p>21.485</text:p>
          </table:table-cell>
          <table:table-cell office:value-type="string" calcext:value-type="string">
            <text:p>design_1448</text:p>
          </table:table-cell>
          <table:table-cell office:value-type="float" office:value="2" calcext:value-type="float">
            <text:p>2</text:p>
          </table:table-cell>
          <table:table-cell office:value-type="float" office:value="-801.88" calcext:value-type="float">
            <text:p>-801.88</text:p>
          </table:table-cell>
          <table:table-cell office:value-type="float" office:value="10.0228" calcext:value-type="float">
            <text:p>10.0228</text:p>
          </table:table-cell>
          <table:table-cell office:value-type="float" office:value="-0.27564" calcext:value-type="float">
            <text:p>-0.27564</text:p>
          </table:table-cell>
          <table:table-cell office:value-type="float" office:value="-3.5078" calcext:value-type="float">
            <text:p>-3.5078</text:p>
          </table:table-cell>
          <table:table-cell office:value-type="float" office:value="1.02471" calcext:value-type="float">
            <text:p>1.02471</text:p>
          </table:table-cell>
          <table:table-cell office:value-type="string" calcext:value-type="string">
            <text:p>2022-11-20_leuNoSeqEntropy</text:p>
          </table:table-cell>
        </table:table-row>
        <table:table-row table:style-name="ro2">
          <table:table-cell table:style-name="Default" office:value-type="string" calcext:value-type="string">
            <text:p>LLLYTLLTSLLFTLLTWLILI</text:p>
          </table:table-cell>
          <table:table-cell office:value-type="string" calcext:value-type="string">
            <text:p>LLLYTLLTSLLFTLLTWL</text:p>
          </table:table-cell>
          <table:table-cell office:value-type="string" calcext:value-type="string">
            <text:p>2_32</text:p>
          </table:table-cell>
          <table:table-cell office:value-type="string" calcext:value-type="string">
            <text:p>R4</text:p>
          </table:table-cell>
          <table:table-cell office:value-type="float" office:value="-24.5886" calcext:value-type="float">
            <text:p>-24.5886</text:p>
          </table:table-cell>
          <table:table-cell office:value-type="float" office:value="36.9270960426027" calcext:value-type="float">
            <text:p>36.9270960426027</text:p>
          </table:table-cell>
          <table:table-cell office:value-type="float" office:value="2.11786570670274" calcext:value-type="float">
            <text:p>2.11786570670274</text:p>
          </table:table-cell>
          <table:table-cell office:value-type="string" calcext:value-type="string">
            <text:p>Right</text:p>
          </table:table-cell>
          <table:table-cell office:value-type="float" office:value="-46.7283" calcext:value-type="float">
            <text:p>-46.7283</text:p>
          </table:table-cell>
          <table:table-cell office:value-type="float" office:value="0.493" calcext:value-type="float">
            <text:p>0.493</text:p>
          </table:table-cell>
          <table:table-cell office:value-type="float" office:value="21.647" calcext:value-type="float">
            <text:p>21.647</text:p>
          </table:table-cell>
          <table:table-cell office:value-type="string" calcext:value-type="string">
            <text:p>design_1438</text:p>
          </table:table-cell>
          <table:table-cell office:value-type="float" office:value="3" calcext:value-type="float">
            <text:p>3</text:p>
          </table:table-cell>
          <table:table-cell office:value-type="float" office:value="-935.13" calcext:value-type="float">
            <text:p>-935.13</text:p>
          </table:table-cell>
          <table:table-cell office:value-type="float" office:value="2.7746" calcext:value-type="float">
            <text:p>2.7746</text:p>
          </table:table-cell>
          <table:table-cell office:value-type="float" office:value="0.31133" calcext:value-type="float">
            <text:p>0.31133</text:p>
          </table:table-cell>
          <table:table-cell office:value-type="float" office:value="-2.4072" calcext:value-type="float">
            <text:p>-2.4072</text:p>
          </table:table-cell>
          <table:table-cell office:value-type="float" office:value="0.13645" calcext:value-type="float">
            <text:p>0.13645</text:p>
          </table:table-cell>
          <table:table-cell office:value-type="string" calcext:value-type="string">
            <text:p>2022-11-20_leuNoSeqEntropy</text:p>
          </table:table-cell>
        </table:table-row>
        <table:table-row table:style-name="ro2">
          <table:table-cell table:style-name="Default" office:value-type="string" calcext:value-type="string">
            <text:p>LLLYLLLATLLAFLLSFLILI</text:p>
          </table:table-cell>
          <table:table-cell office:value-type="string" calcext:value-type="string">
            <text:p>LLLLYLLLAVLFTLLFSL</text:p>
          </table:table-cell>
          <table:table-cell table:style-name="ce3"/>
          <table:table-cell office:value-type="string" calcext:value-type="string">
            <text:p>R5</text:p>
          </table:table-cell>
          <table:table-cell office:value-type="float" office:value="-18.024" calcext:value-type="float">
            <text:p>-18.024</text:p>
          </table:table-cell>
          <table:table-cell office:value-type="float" office:value="44.2160563825053" calcext:value-type="float">
            <text:p>44.2160563825053</text:p>
          </table:table-cell>
          <table:table-cell office:value-type="float" office:value="25.6875089093445" calcext:value-type="float">
            <text:p>25.6875089093445</text:p>
          </table:table-cell>
          <table:table-cell office:value-type="string" calcext:value-type="string">
            <text:p>Right</text:p>
          </table:table-cell>
          <table:table-cell office:value-type="float" office:value="-36.4431" calcext:value-type="float">
            <text:p>-36.4431</text:p>
          </table:table-cell>
          <table:table-cell office:value-type="float" office:value="0.010800000000003" calcext:value-type="float">
            <text:p>0.010800000000003</text:p>
          </table:table-cell>
          <table:table-cell office:value-type="float" office:value="18.408" calcext:value-type="float">
            <text:p>18.408</text:p>
          </table:table-cell>
          <table:table-cell office:value-type="string" calcext:value-type="string">
            <text:p>design_5454</text:p>
          </table:table-cell>
          <table:table-cell office:value-type="float" office:value="4" calcext:value-type="float">
            <text:p>4</text:p>
          </table:table-cell>
          <table:table-cell office:value-type="float" office:value="-856.819999999999" calcext:value-type="float">
            <text:p>-856.819999999999</text:p>
          </table:table-cell>
          <table:table-cell office:value-type="float" office:value="5.74739999999999" calcext:value-type="float">
            <text:p>5.74739999999999</text:p>
          </table:table-cell>
          <table:table-cell office:value-type="float" office:value="-0.2505" calcext:value-type="float">
            <text:p>-0.2505</text:p>
          </table:table-cell>
          <table:table-cell office:value-type="float" office:value="-4.65089999999999" calcext:value-type="float">
            <text:p>-4.65089999999999</text:p>
          </table:table-cell>
          <table:table-cell office:value-type="float" office:value="1.25509" calcext:value-type="float">
            <text:p>1.25509</text:p>
          </table:table-cell>
          <table:table-cell office:value-type="string" calcext:value-type="string">
            <text:p>2022-11-19_leuEntropyCompare</text:p>
          </table:table-cell>
        </table:table-row>
        <table:table-row table:style-name="ro2">
          <table:table-cell table:style-name="Default" office:value-type="string" calcext:value-type="string">
            <text:p>AAAYSLLLALLFVLLSTLAAA</text:p>
          </table:table-cell>
          <table:table-cell office:value-type="string" calcext:value-type="string">
            <text:p>LLLYSLLLALLFVLLSTL</text:p>
          </table:table-cell>
          <table:table-cell table:style-name="ce3"/>
          <table:table-cell office:value-type="string" calcext:value-type="string">
            <text:p>R6</text:p>
          </table:table-cell>
          <table:table-cell office:value-type="float" office:value="-12.1176" calcext:value-type="float">
            <text:p>-12.1176</text:p>
          </table:table-cell>
          <table:table-cell office:value-type="float" office:value="32.1859704020555" calcext:value-type="float">
            <text:p>32.1859704020555</text:p>
          </table:table-cell>
          <table:table-cell office:value-type="float" office:value="3.17237222141945" calcext:value-type="float">
            <text:p>3.17237222141945</text:p>
          </table:table-cell>
          <table:table-cell office:value-type="string" calcext:value-type="string">
            <text:p>Right</text:p>
          </table:table-cell>
          <table:table-cell office:value-type="float" office:value="-32.7596" calcext:value-type="float">
            <text:p>-32.7596</text:p>
          </table:table-cell>
          <table:table-cell office:value-type="float" office:value="-10.5221999999999" calcext:value-type="float">
            <text:p>-10.5221999999999</text:p>
          </table:table-cell>
          <table:table-cell office:value-type="float" office:value="31.1649999999999" calcext:value-type="float">
            <text:p>31.1649999999999</text:p>
          </table:table-cell>
          <table:table-cell office:value-type="string" calcext:value-type="string">
            <text:p>design_6416</text:p>
          </table:table-cell>
          <table:table-cell office:value-type="float" office:value="2" calcext:value-type="float">
            <text:p>2</text:p>
          </table:table-cell>
          <table:table-cell office:value-type="float" office:value="-646.279999999999" calcext:value-type="float">
            <text:p>-646.279999999999</text:p>
          </table:table-cell>
          <table:table-cell office:value-type="float" office:value="-6.0608" calcext:value-type="float">
            <text:p>-6.0608</text:p>
          </table:table-cell>
          <table:table-cell office:value-type="float" office:value="0.06686" calcext:value-type="float">
            <text:p>0.06686</text:p>
          </table:table-cell>
          <table:table-cell office:value-type="float" office:value="2.55559999999999" calcext:value-type="float">
            <text:p>2.55559999999999</text:p>
          </table:table-cell>
          <table:table-cell office:value-type="float" office:value="-0.93714" calcext:value-type="float">
            <text:p>-0.93714</text:p>
          </table:table-cell>
          <table:table-cell office:value-type="string" calcext:value-type="string">
            <text:p>2022-11-19_alaEntropyCompare</text:p>
          </table:table-cell>
        </table:table-row>
        <table:table-row table:style-name="ro2">
          <table:table-cell table:style-name="Default" office:value-type="string" calcext:value-type="string">
            <text:p>LLLLWTLLAVLYLLLSFLILI</text:p>
          </table:table-cell>
          <table:table-cell office:value-type="string" calcext:value-type="string">
            <text:p>LLLLWTLLAVLYLLLSFL</text:p>
          </table:table-cell>
          <table:table-cell table:style-name="ce3" office:value-type="string" calcext:value-type="string">
            <text:p>1_4</text:p>
          </table:table-cell>
          <table:table-cell office:value-type="string" calcext:value-type="string">
            <text:p>L2</text:p>
          </table:table-cell>
          <table:table-cell office:value-type="float" office:value="-22.7219" calcext:value-type="float">
            <text:p>-22.7219</text:p>
          </table:table-cell>
          <table:table-cell office:value-type="float" office:value="102.741605882967" calcext:value-type="float">
            <text:p>102.741605882967</text:p>
          </table:table-cell>
          <table:table-cell office:value-type="float" office:value="3.91461040987716" calcext:value-type="float">
            <text:p>3.91461040987716</text:p>
          </table:table-cell>
          <table:table-cell office:value-type="string" calcext:value-type="string">
            <text:p>Left</text:p>
          </table:table-cell>
          <table:table-cell office:value-type="float" office:value="-43.7885" calcext:value-type="float">
            <text:p>-43.7885</text:p>
          </table:table-cell>
          <table:table-cell office:value-type="float" office:value="0.128199999999999" calcext:value-type="float">
            <text:p>0.128199999999999</text:p>
          </table:table-cell>
          <table:table-cell office:value-type="float" office:value="20.9389999999999" calcext:value-type="float">
            <text:p>20.9389999999999</text:p>
          </table:table-cell>
          <table:table-cell office:value-type="string" calcext:value-type="string">
            <text:p>design_5261</text:p>
          </table:table-cell>
          <table:table-cell office:value-type="float" office:value="4" calcext:value-type="float">
            <text:p>4</text:p>
          </table:table-cell>
          <table:table-cell office:value-type="float" office:value="-1038.12" calcext:value-type="float">
            <text:p>-1038.12</text:p>
          </table:table-cell>
          <table:table-cell office:value-type="float" office:value="4.4603" calcext:value-type="float">
            <text:p>4.4603</text:p>
          </table:table-cell>
          <table:table-cell office:value-type="float" office:value="-0.217909999999999" calcext:value-type="float">
            <text:p>-0.217909999999999</text:p>
          </table:table-cell>
          <table:table-cell office:value-type="float" office:value="-6.33669999999999" calcext:value-type="float">
            <text:p>-6.33669999999999</text:p>
          </table:table-cell>
          <table:table-cell office:value-type="float" office:value="1.10087999999999" calcext:value-type="float">
            <text:p>1.10087999999999</text:p>
          </table:table-cell>
          <table:table-cell office:value-type="string" calcext:value-type="string">
            <text:p>2022-11-19_leuEntropyCompare</text:p>
          </table:table-cell>
        </table:table-row>
        <table:table-row table:style-name="ro2">
          <table:table-cell table:style-name="Default" office:value-type="string" calcext:value-type="string">
            <text:p>AAALYVLLWTLALLLSFLAAA</text:p>
          </table:table-cell>
          <table:table-cell office:value-type="string" calcext:value-type="string">
            <text:p>LLLLYVLLWTLALLLSFL</text:p>
          </table:table-cell>
          <table:table-cell table:style-name="ce3" office:value-type="string" calcext:value-type="string">
            <text:p>1_14</text:p>
          </table:table-cell>
          <table:table-cell office:value-type="string" calcext:value-type="string">
            <text:p>L3</text:p>
          </table:table-cell>
          <table:table-cell office:value-type="float" office:value="-19.8712" calcext:value-type="float">
            <text:p>-19.8712</text:p>
          </table:table-cell>
          <table:table-cell office:value-type="float" office:value="67.5109261496696" calcext:value-type="float">
            <text:p>67.5109261496696</text:p>
          </table:table-cell>
          <table:table-cell office:value-type="float" office:value="5.13066115905705" calcext:value-type="float">
            <text:p>5.13066115905705</text:p>
          </table:table-cell>
          <table:table-cell office:value-type="string" calcext:value-type="string">
            <text:p>Left</text:p>
          </table:table-cell>
          <table:table-cell office:value-type="float" office:value="-34.2152" calcext:value-type="float">
            <text:p>-34.2152</text:p>
          </table:table-cell>
          <table:table-cell office:value-type="float" office:value="0.1971" calcext:value-type="float">
            <text:p>0.1971</text:p>
          </table:table-cell>
          <table:table-cell office:value-type="float" office:value="14.147" calcext:value-type="float">
            <text:p>14.147</text:p>
          </table:table-cell>
          <table:table-cell office:value-type="string" calcext:value-type="string">
            <text:p>design_6265</text:p>
          </table:table-cell>
          <table:table-cell office:value-type="float" office:value="1" calcext:value-type="float">
            <text:p>1</text:p>
          </table:table-cell>
          <table:table-cell office:value-type="float" office:value="-869.84" calcext:value-type="float">
            <text:p>-869.84</text:p>
          </table:table-cell>
          <table:table-cell office:value-type="float" office:value="6.0829" calcext:value-type="float">
            <text:p>6.0829</text:p>
          </table:table-cell>
          <table:table-cell office:value-type="float" office:value="-0.59949" calcext:value-type="float">
            <text:p>-0.59949</text:p>
          </table:table-cell>
          <table:table-cell office:value-type="float" office:value="0.0646" calcext:value-type="float">
            <text:p>0.0646</text:p>
          </table:table-cell>
          <table:table-cell office:value-type="float" office:value="0.61556" calcext:value-type="float">
            <text:p>0.61556</text:p>
          </table:table-cell>
          <table:table-cell office:value-type="string" calcext:value-type="string">
            <text:p>2022-11-19_alaEntropyCompare</text:p>
          </table:table-cell>
        </table:table-row>
        <table:table-row table:style-name="ro2">
          <table:table-cell table:style-name="Default" office:value-type="string" calcext:value-type="string">
            <text:p>LLLLAWLLTILLFLLSVLILI</text:p>
          </table:table-cell>
          <table:table-cell office:value-type="string" calcext:value-type="string">
            <text:p>LLLLAWLLTILLFLLSVL</text:p>
          </table:table-cell>
          <table:table-cell table:style-name="ce3" office:value-type="string" calcext:value-type="string">
            <text:p>1_19</text:p>
          </table:table-cell>
          <table:table-cell office:value-type="string" calcext:value-type="string">
            <text:p>L4</text:p>
          </table:table-cell>
          <table:table-cell office:value-type="float" office:value="-14.2117" calcext:value-type="float">
            <text:p>-14.2117</text:p>
          </table:table-cell>
          <table:table-cell office:value-type="float" office:value="50.4243671782939" calcext:value-type="float">
            <text:p>50.4243671782939</text:p>
          </table:table-cell>
          <table:table-cell office:value-type="float" office:value="33.2075936161396" calcext:value-type="float">
            <text:p>33.2075936161396</text:p>
          </table:table-cell>
          <table:table-cell office:value-type="string" calcext:value-type="string">
            <text:p>Left</text:p>
          </table:table-cell>
          <table:table-cell office:value-type="float" office:value="-44.609" calcext:value-type="float">
            <text:p>-44.609</text:p>
          </table:table-cell>
          <table:table-cell office:value-type="float" office:value="0.3655" calcext:value-type="float">
            <text:p>0.3655</text:p>
          </table:table-cell>
          <table:table-cell office:value-type="float" office:value="30.032" calcext:value-type="float">
            <text:p>30.032</text:p>
          </table:table-cell>
          <table:table-cell office:value-type="string" calcext:value-type="string">
            <text:p>design_5218</text:p>
          </table:table-cell>
          <table:table-cell office:value-type="float" office:value="3" calcext:value-type="float">
            <text:p>3</text:p>
          </table:table-cell>
          <table:table-cell office:value-type="float" office:value="-959.07" calcext:value-type="float">
            <text:p>-959.07</text:p>
          </table:table-cell>
          <table:table-cell office:value-type="float" office:value="-1.8541" calcext:value-type="float">
            <text:p>-1.8541</text:p>
          </table:table-cell>
          <table:table-cell office:value-type="float" office:value="0.05841" calcext:value-type="float">
            <text:p>0.05841</text:p>
          </table:table-cell>
          <table:table-cell office:value-type="float" office:value="1.5969" calcext:value-type="float">
            <text:p>1.5969</text:p>
          </table:table-cell>
          <table:table-cell office:value-type="float" office:value="-0.267312" calcext:value-type="float">
            <text:p>-0.267312</text:p>
          </table:table-cell>
          <table:table-cell office:value-type="string" calcext:value-type="string">
            <text:p>2022-11-19_leuEntropyCompare</text:p>
          </table:table-cell>
        </table:table-row>
        <table:table-row table:style-name="ro2">
          <table:table-cell table:style-name="Default" office:value-type="string" calcext:value-type="string">
            <text:p>AAALYFLTSLLAILTSLLAAA</text:p>
          </table:table-cell>
          <table:table-cell office:value-type="string" calcext:value-type="string">
            <text:p>LLLLYFLTSLLAILTSLL</text:p>
          </table:table-cell>
          <table:table-cell table:style-name="ce3" office:value-type="string" calcext:value-type="string">
            <text:p>1_26</text:p>
          </table:table-cell>
          <table:table-cell office:value-type="string" calcext:value-type="string">
            <text:p>L5</text:p>
          </table:table-cell>
          <table:table-cell office:value-type="float" office:value="-17.9537" calcext:value-type="float">
            <text:p>-17.9537</text:p>
          </table:table-cell>
          <table:table-cell office:value-type="float" office:value="70.1958503005623" calcext:value-type="float">
            <text:p>70.1958503005623</text:p>
          </table:table-cell>
          <table:table-cell office:value-type="float" office:value="4.10003412261137" calcext:value-type="float">
            <text:p>4.10003412261137</text:p>
          </table:table-cell>
          <table:table-cell office:value-type="string" calcext:value-type="string">
            <text:p>Left</text:p>
          </table:table-cell>
          <table:table-cell office:value-type="float" office:value="-42.4428" calcext:value-type="float">
            <text:p>-42.4428</text:p>
          </table:table-cell>
          <table:table-cell office:value-type="float" office:value="7.1832" calcext:value-type="float">
            <text:p>7.1832</text:p>
          </table:table-cell>
          <table:table-cell office:value-type="float" office:value="17.306" calcext:value-type="float">
            <text:p>17.306</text:p>
          </table:table-cell>
          <table:table-cell office:value-type="string" calcext:value-type="string">
            <text:p>design_6219</text:p>
          </table:table-cell>
          <table:table-cell office:value-type="float" office:value="3" calcext:value-type="float">
            <text:p>3</text:p>
          </table:table-cell>
          <table:table-cell office:value-type="float" office:value="-900.47" calcext:value-type="float">
            <text:p>-900.47</text:p>
          </table:table-cell>
          <table:table-cell office:value-type="float" office:value="-4.674" calcext:value-type="float">
            <text:p>-4.674</text:p>
          </table:table-cell>
          <table:table-cell office:value-type="float" office:value="-1.03752" calcext:value-type="float">
            <text:p>-1.03752</text:p>
          </table:table-cell>
          <table:table-cell office:value-type="float" office:value="-5.1503" calcext:value-type="float">
            <text:p>-5.1503</text:p>
          </table:table-cell>
          <table:table-cell office:value-type="float" office:value="-0.12353" calcext:value-type="float">
            <text:p>-0.12353</text:p>
          </table:table-cell>
          <table:table-cell office:value-type="string" calcext:value-type="string">
            <text:p>2022-11-19_alaEntropyCompare</text:p>
          </table:table-cell>
        </table:table-row>
        <table:table-row table:style-name="ro2">
          <table:table-cell table:style-name="Default" office:value-type="string" calcext:value-type="string">
            <text:p>AAALYWLTSLLAYLTSLLAAA</text:p>
          </table:table-cell>
          <table:table-cell office:value-type="string" calcext:value-type="string">
            <text:p>LLLLYWLTSLLAYLTSLL</text:p>
          </table:table-cell>
          <table:table-cell table:style-name="ce3" office:value-type="string" calcext:value-type="string">
            <text:p>2_3</text:p>
          </table:table-cell>
          <table:table-cell office:value-type="string" calcext:value-type="string">
            <text:p>L6</text:p>
          </table:table-cell>
          <table:table-cell office:value-type="float" office:value="-36.7663" calcext:value-type="float">
            <text:p>-36.7663</text:p>
          </table:table-cell>
          <table:table-cell office:value-type="float" office:value="111.83753225638" calcext:value-type="float">
            <text:p>111.83753225638</text:p>
          </table:table-cell>
          <table:table-cell office:value-type="float" office:value="1.28769627483757" calcext:value-type="float">
            <text:p>1.28769627483757</text:p>
          </table:table-cell>
          <table:table-cell office:value-type="string" calcext:value-type="string">
            <text:p>Left</text:p>
          </table:table-cell>
          <table:table-cell office:value-type="float" office:value="-45.6344" calcext:value-type="float">
            <text:p>-45.6344</text:p>
          </table:table-cell>
          <table:table-cell office:value-type="float" office:value="-13.469" calcext:value-type="float">
            <text:p>-13.469</text:p>
          </table:table-cell>
          <table:table-cell office:value-type="float" office:value="22.336" calcext:value-type="float">
            <text:p>22.336</text:p>
          </table:table-cell>
          <table:table-cell office:value-type="string" calcext:value-type="string">
            <text:p>design_2262</text:p>
          </table:table-cell>
          <table:table-cell office:value-type="float" office:value="0" calcext:value-type="float">
            <text:p>0</text:p>
          </table:table-cell>
          <table:table-cell office:value-type="float" office:value="-806.22" calcext:value-type="float">
            <text:p>-806.22</text:p>
          </table:table-cell>
          <table:table-cell office:value-type="float" office:value="3.7678" calcext:value-type="float">
            <text:p>3.7678</text:p>
          </table:table-cell>
          <table:table-cell office:value-type="float" office:value="-0.28108" calcext:value-type="float">
            <text:p>-0.28108</text:p>
          </table:table-cell>
          <table:table-cell office:value-type="float" office:value="-0.1725" calcext:value-type="float">
            <text:p>-0.1725</text:p>
          </table:table-cell>
          <table:table-cell office:value-type="float" office:value="0.052426" calcext:value-type="float">
            <text:p>0.052426</text:p>
          </table:table-cell>
          <table:table-cell office:value-type="string" calcext:value-type="string">
            <text:p>2022-11-20_alaNoSeqEntropy</text:p>
          </table:table-cell>
        </table:table-row>
        <table:table-row table:style-name="ro2">
          <table:table-cell table:style-name="Default" office:value-type="string" calcext:value-type="string">
            <text:p>LLLLTWLTALLFTLTSLLILI</text:p>
          </table:table-cell>
          <table:table-cell office:value-type="string" calcext:value-type="string">
            <text:p>LLLLTWLTALLFTLTSLL</text:p>
          </table:table-cell>
          <table:table-cell table:style-name="ce3" office:value-type="string" calcext:value-type="string">
            <text:p>2_16</text:p>
          </table:table-cell>
          <table:table-cell office:value-type="string" calcext:value-type="string">
            <text:p>L7</text:p>
          </table:table-cell>
          <table:table-cell office:value-type="float" office:value="-18.4291" calcext:value-type="float">
            <text:p>-18.4291</text:p>
          </table:table-cell>
          <table:table-cell office:value-type="float" office:value="45.7691589992392" calcext:value-type="float">
            <text:p>45.7691589992392</text:p>
          </table:table-cell>
          <table:table-cell office:value-type="float" office:value="0.684606439216838" calcext:value-type="float">
            <text:p>0.684606439216838</text:p>
          </table:table-cell>
          <table:table-cell office:value-type="string" calcext:value-type="string">
            <text:p>Left</text:p>
          </table:table-cell>
          <table:table-cell office:value-type="float" office:value="-40.4782" calcext:value-type="float">
            <text:p>-40.4782</text:p>
          </table:table-cell>
          <table:table-cell office:value-type="float" office:value="0.084" calcext:value-type="float">
            <text:p>0.084</text:p>
          </table:table-cell>
          <table:table-cell office:value-type="float" office:value="21.965" calcext:value-type="float">
            <text:p>21.965</text:p>
          </table:table-cell>
          <table:table-cell office:value-type="string" calcext:value-type="string">
            <text:p>design_1222</text:p>
          </table:table-cell>
          <table:table-cell office:value-type="float" office:value="2" calcext:value-type="float">
            <text:p>2</text:p>
          </table:table-cell>
          <table:table-cell office:value-type="float" office:value="-1017.75" calcext:value-type="float">
            <text:p>-1017.75</text:p>
          </table:table-cell>
          <table:table-cell office:value-type="float" office:value="5.3948" calcext:value-type="float">
            <text:p>5.3948</text:p>
          </table:table-cell>
          <table:table-cell office:value-type="float" office:value="0.55938" calcext:value-type="float">
            <text:p>0.55938</text:p>
          </table:table-cell>
          <table:table-cell office:value-type="float" office:value="-4.6711" calcext:value-type="float">
            <text:p>-4.6711</text:p>
          </table:table-cell>
          <table:table-cell office:value-type="float" office:value="0.85175" calcext:value-type="float">
            <text:p>0.85175</text:p>
          </table:table-cell>
          <table:table-cell office:value-type="string" calcext:value-type="string">
            <text:p>2022-11-20_leuNoSeqEntropy</text:p>
          </table:table-cell>
        </table:table-row>
        <table:table-row table:style-name="ro2">
          <table:table-cell table:style-name="Default" office:value-type="string" calcext:value-type="string">
            <text:p>LLLLWVLTWLLTTLTSLLILI</text:p>
          </table:table-cell>
          <table:table-cell office:value-type="string" calcext:value-type="string">
            <text:p>LLLLWVLTWLLTTLTSLL</text:p>
          </table:table-cell>
          <table:table-cell table:style-name="ce3"/>
          <table:table-cell office:value-type="string" calcext:value-type="string">
            <text:p>L8</text:p>
          </table:table-cell>
          <table:table-cell office:value-type="float" office:value="-23.1847" calcext:value-type="float">
            <text:p>-23.1847</text:p>
          </table:table-cell>
          <table:table-cell office:value-type="float" office:value="89.0392868933641" calcext:value-type="float">
            <text:p>89.0392868933641</text:p>
          </table:table-cell>
          <table:table-cell office:value-type="float" office:value="1.52039041685757" calcext:value-type="float">
            <text:p>1.52039041685757</text:p>
          </table:table-cell>
          <table:table-cell office:value-type="string" calcext:value-type="string">
            <text:p>Left</text:p>
          </table:table-cell>
          <table:table-cell office:value-type="float" office:value="-45.3569" calcext:value-type="float">
            <text:p>-45.3569</text:p>
          </table:table-cell>
          <table:table-cell office:value-type="float" office:value="7.14" calcext:value-type="float">
            <text:p>7.14</text:p>
          </table:table-cell>
          <table:table-cell office:value-type="float" office:value="15.033" calcext:value-type="float">
            <text:p>15.033</text:p>
          </table:table-cell>
          <table:table-cell office:value-type="string" calcext:value-type="string">
            <text:p>design_1221</text:p>
          </table:table-cell>
          <table:table-cell office:value-type="float" office:value="4" calcext:value-type="float">
            <text:p>4</text:p>
          </table:table-cell>
          <table:table-cell office:value-type="float" office:value="-984.33" calcext:value-type="float">
            <text:p>-984.33</text:p>
          </table:table-cell>
          <table:table-cell office:value-type="float" office:value="9.881" calcext:value-type="float">
            <text:p>9.881</text:p>
          </table:table-cell>
          <table:table-cell office:value-type="float" office:value="0.31858" calcext:value-type="float">
            <text:p>0.31858</text:p>
          </table:table-cell>
          <table:table-cell office:value-type="float" office:value="-5.77229999999999" calcext:value-type="float">
            <text:p>-5.77229999999999</text:p>
          </table:table-cell>
          <table:table-cell office:value-type="float" office:value="1.92778" calcext:value-type="float">
            <text:p>1.92778</text:p>
          </table:table-cell>
          <table:table-cell office:value-type="string" calcext:value-type="string">
            <text:p>2022-11-20_leuNoSeqEntropy</text:p>
          </table:table-cell>
        </table:table-row>
        <table:table-row table:style-name="ro2">
          <table:table-cell table:style-name="Default"/>
          <table:table-cell table:number-columns-repeated="18"/>
        </table:table-row>
        <table:table-row table:style-name="ro2">
          <table:table-cell table:style-name="Default" office:value-type="string" calcext:value-type="string">
            <text:p>Ala data</text:p>
          </table:table-cell>
          <table:table-cell table:number-columns-repeated="18"/>
        </table:table-row>
        <table:table-row table:style-name="ro2">
          <table:table-cell table:style-name="Default" office:value-type="string" calcext:value-type="string">
            <text:p>AAASYLLVLLLGFLLGTLAAA</text:p>
          </table:table-cell>
          <table:table-cell office:value-type="string" calcext:value-type="string">
            <text:p>LLLSYLLVLLLGFLLGTL</text:p>
          </table:table-cell>
          <table:table-cell office:value-type="string" calcext:value-type="string">
            <text:p>1_8</text:p>
          </table:table-cell>
          <table:table-cell office:value-type="string" calcext:value-type="string">
            <text:p>G1</text:p>
          </table:table-cell>
          <table:table-cell office:value-type="float" office:value="-46.9569" calcext:value-type="float">
            <text:p>-46.9569</text:p>
          </table:table-cell>
          <table:table-cell office:value-type="float" office:value="143.792604525589" calcext:value-type="float">
            <text:p>143.792604525589</text:p>
          </table:table-cell>
          <table:table-cell office:value-type="float" office:value="1.91298122687572" calcext:value-type="float">
            <text:p>1.91298122687572</text:p>
          </table:table-cell>
          <table:table-cell office:value-type="string" calcext:value-type="string">
            <text:p>GAS</text:p>
          </table:table-cell>
          <table:table-cell office:value-type="float" office:value="-43.6746" calcext:value-type="float">
            <text:p>-43.6746</text:p>
          </table:table-cell>
          <table:table-cell office:value-type="float" office:value="-30.2569" calcext:value-type="float">
            <text:p>-30.2569</text:p>
          </table:table-cell>
          <table:table-cell office:value-type="float" office:value="26.975" calcext:value-type="float">
            <text:p>26.975</text:p>
          </table:table-cell>
          <table:table-cell office:value-type="string" calcext:value-type="string">
            <text:p>design_6005</text:p>
          </table:table-cell>
          <table:table-cell office:value-type="float" office:value="4" calcext:value-type="float">
            <text:p>4</text:p>
          </table:table-cell>
          <table:table-cell office:value-type="float" office:value="-853.42" calcext:value-type="float">
            <text:p>-853.42</text:p>
          </table:table-cell>
          <table:table-cell office:value-type="float" office:value="-0.3649" calcext:value-type="float">
            <text:p>-0.3649</text:p>
          </table:table-cell>
          <table:table-cell office:value-type="float" office:value="-0.35835" calcext:value-type="float">
            <text:p>-0.35835</text:p>
          </table:table-cell>
          <table:table-cell office:value-type="float" office:value="-3.6735" calcext:value-type="float">
            <text:p>-3.6735</text:p>
          </table:table-cell>
          <table:table-cell office:value-type="float" office:value="0.236988" calcext:value-type="float">
            <text:p>0.236988</text:p>
          </table:table-cell>
          <table:table-cell office:value-type="string" calcext:value-type="string">
            <text:p>2022-11-19_alaEntropyCompare</text:p>
          </table:table-cell>
        </table:table-row>
        <table:table-row table:style-name="ro2">
          <table:table-cell table:style-name="Default" office:value-type="string" calcext:value-type="string">
            <text:p>AAASYLLGVLLGLLLGTLAAA</text:p>
          </table:table-cell>
          <table:table-cell office:value-type="string" calcext:value-type="string">
            <text:p>LLLSYLLGVLLGLLLGTL</text:p>
          </table:table-cell>
          <table:table-cell office:value-type="string" calcext:value-type="string">
            <text:p>1_12</text:p>
          </table:table-cell>
          <table:table-cell office:value-type="string" calcext:value-type="string">
            <text:p>G2</text:p>
          </table:table-cell>
          <table:table-cell office:value-type="float" office:value="-33.1759" calcext:value-type="float">
            <text:p>-33.1759</text:p>
          </table:table-cell>
          <table:table-cell office:value-type="float" office:value="50.4735907877269" calcext:value-type="float">
            <text:p>50.4735907877269</text:p>
          </table:table-cell>
          <table:table-cell office:value-type="float" office:value="2.36831028752975" calcext:value-type="float">
            <text:p>2.36831028752975</text:p>
          </table:table-cell>
          <table:table-cell office:value-type="string" calcext:value-type="string">
            <text:p>GAS</text:p>
          </table:table-cell>
          <table:table-cell office:value-type="float" office:value="-40.4062" calcext:value-type="float">
            <text:p>-40.4062</text:p>
          </table:table-cell>
          <table:table-cell office:value-type="float" office:value="-24.6226" calcext:value-type="float">
            <text:p>-24.6226</text:p>
          </table:table-cell>
          <table:table-cell office:value-type="float" office:value="31.853" calcext:value-type="float">
            <text:p>31.853</text:p>
          </table:table-cell>
          <table:table-cell office:value-type="string" calcext:value-type="string">
            <text:p>design_6053</text:p>
          </table:table-cell>
          <table:table-cell office:value-type="float" office:value="0" calcext:value-type="float">
            <text:p>0</text:p>
          </table:table-cell>
          <table:table-cell office:value-type="float" office:value="-767.16" calcext:value-type="float">
            <text:p>-767.16</text:p>
          </table:table-cell>
          <table:table-cell office:value-type="float" office:value="-5.0809" calcext:value-type="float">
            <text:p>-5.0809</text:p>
          </table:table-cell>
          <table:table-cell office:value-type="float" office:value="-0.36326" calcext:value-type="float">
            <text:p>-0.36326</text:p>
          </table:table-cell>
          <table:table-cell office:value-type="float" office:value="1.2197" calcext:value-type="float">
            <text:p>1.2197</text:p>
          </table:table-cell>
          <table:table-cell office:value-type="float" office:value="-0.35358" calcext:value-type="float">
            <text:p>-0.35358</text:p>
          </table:table-cell>
          <table:table-cell office:value-type="string" calcext:value-type="string">
            <text:p>2022-11-19_alaEntropyCompare</text:p>
          </table:table-cell>
        </table:table-row>
        <table:table-row table:style-name="ro2">
          <table:table-cell table:style-name="Default" office:value-type="string" calcext:value-type="string">
            <text:p>AAATALLALLLGVLLSFLAAA</text:p>
          </table:table-cell>
          <table:table-cell office:value-type="string" calcext:value-type="string">
            <text:p>LLLTALLALLLGVLLSFL</text:p>
          </table:table-cell>
          <table:table-cell office:value-type="string" calcext:value-type="string">
            <text:p>1_18</text:p>
          </table:table-cell>
          <table:table-cell office:value-type="string" calcext:value-type="string">
            <text:p>G3</text:p>
          </table:table-cell>
          <table:table-cell office:value-type="float" office:value="-6.46671" calcext:value-type="float">
            <text:p>-6.46671</text:p>
          </table:table-cell>
          <table:table-cell office:value-type="float" office:value="8.21909943014626" calcext:value-type="float">
            <text:p>8.21909943014626</text:p>
          </table:table-cell>
          <table:table-cell office:value-type="float" office:value="14.7812295456778" calcext:value-type="float">
            <text:p>14.7812295456778</text:p>
          </table:table-cell>
          <table:table-cell office:value-type="string" calcext:value-type="string">
            <text:p>GAS</text:p>
          </table:table-cell>
          <table:table-cell office:value-type="float" office:value="-36.5126" calcext:value-type="float">
            <text:p>-36.5126</text:p>
          </table:table-cell>
          <table:table-cell office:value-type="float" office:value="0.9585" calcext:value-type="float">
            <text:p>0.9585</text:p>
          </table:table-cell>
          <table:table-cell office:value-type="float" office:value="29.087" calcext:value-type="float">
            <text:p>29.087</text:p>
          </table:table-cell>
          <table:table-cell office:value-type="string" calcext:value-type="string">
            <text:p>design_6011</text:p>
          </table:table-cell>
          <table:table-cell office:value-type="float" office:value="1" calcext:value-type="float">
            <text:p>1</text:p>
          </table:table-cell>
          <table:table-cell office:value-type="float" office:value="-657.13" calcext:value-type="float">
            <text:p>-657.13</text:p>
          </table:table-cell>
          <table:table-cell office:value-type="float" office:value="0.3557" calcext:value-type="float">
            <text:p>0.3557</text:p>
          </table:table-cell>
          <table:table-cell office:value-type="float" office:value="-0.14469" calcext:value-type="float">
            <text:p>-0.14469</text:p>
          </table:table-cell>
          <table:table-cell office:value-type="float" office:value="1.4964" calcext:value-type="float">
            <text:p>1.4964</text:p>
          </table:table-cell>
          <table:table-cell office:value-type="float" office:value="-0.30005" calcext:value-type="float">
            <text:p>-0.30005</text:p>
          </table:table-cell>
          <table:table-cell office:value-type="string" calcext:value-type="string">
            <text:p>2022-11-19_alaEntropyCompare</text:p>
          </table:table-cell>
        </table:table-row>
        <table:table-row table:style-name="ro2">
          <table:table-cell table:style-name="Default" office:value-type="string" calcext:value-type="string">
            <text:p>AAAWWLLGFLLGTLLGWLAAA</text:p>
          </table:table-cell>
          <table:table-cell office:value-type="string" calcext:value-type="string">
            <text:p>LLLWWLLGFLLGTLLGWL</text:p>
          </table:table-cell>
          <table:table-cell/>
          <table:table-cell office:value-type="string" calcext:value-type="string">
            <text:p>G6</text:p>
          </table:table-cell>
          <table:table-cell office:value-type="float" office:value="-46.849" calcext:value-type="float">
            <text:p>-46.849</text:p>
          </table:table-cell>
          <table:table-cell office:value-type="float" office:value="101.855971980995" calcext:value-type="float">
            <text:p>101.855971980995</text:p>
          </table:table-cell>
          <table:table-cell office:value-type="float" office:value="3.04052690550457" calcext:value-type="float">
            <text:p>3.04052690550457</text:p>
          </table:table-cell>
          <table:table-cell office:value-type="string" calcext:value-type="string">
            <text:p>GAS</text:p>
          </table:table-cell>
          <table:table-cell office:value-type="float" office:value="-63.1378" calcext:value-type="float">
            <text:p>-63.1378</text:p>
          </table:table-cell>
          <table:table-cell office:value-type="float" office:value="-7.40769999999999" calcext:value-type="float">
            <text:p>-7.40769999999999</text:p>
          </table:table-cell>
          <table:table-cell office:value-type="float" office:value="23.696" calcext:value-type="float">
            <text:p>23.696</text:p>
          </table:table-cell>
          <table:table-cell office:value-type="string" calcext:value-type="string">
            <text:p>design_2001</text:p>
          </table:table-cell>
          <table:table-cell office:value-type="float" office:value="3" calcext:value-type="float">
            <text:p>3</text:p>
          </table:table-cell>
          <table:table-cell office:value-type="float" office:value="-912.009999999999" calcext:value-type="float">
            <text:p>-912.009999999999</text:p>
          </table:table-cell>
          <table:table-cell office:value-type="float" office:value="10.6086999999999" calcext:value-type="float">
            <text:p>10.6086999999999</text:p>
          </table:table-cell>
          <table:table-cell office:value-type="float" office:value="-0.8197" calcext:value-type="float">
            <text:p>-0.8197</text:p>
          </table:table-cell>
          <table:table-cell office:value-type="float" office:value="0.538399999999995" calcext:value-type="float">
            <text:p>0.538399999999995</text:p>
          </table:table-cell>
          <table:table-cell office:value-type="float" office:value="1.23161" calcext:value-type="float">
            <text:p>1.23161</text:p>
          </table:table-cell>
          <table:table-cell office:value-type="string" calcext:value-type="string">
            <text:p>2022-11-20_alaNoSeqEntropy</text:p>
          </table:table-cell>
        </table:table-row>
        <table:table-row table:style-name="ro2">
          <table:table-cell table:style-name="Default" office:value-type="string" calcext:value-type="string">
            <text:p>AAAYLLLTTLLAALLSFLAAA</text:p>
          </table:table-cell>
          <table:table-cell office:value-type="string" calcext:value-type="string">
            <text:p>LLLYLLLTTLLAALLSFL</text:p>
          </table:table-cell>
          <table:table-cell office:value-type="string" calcext:value-type="string">
            <text:p>1_15</text:p>
          </table:table-cell>
          <table:table-cell office:value-type="string" calcext:value-type="string">
            <text:p>R1</text:p>
          </table:table-cell>
          <table:table-cell office:value-type="float" office:value="-7.91697" calcext:value-type="float">
            <text:p>-7.91697</text:p>
          </table:table-cell>
          <table:table-cell office:value-type="float" office:value="76.5857579628806" calcext:value-type="float">
            <text:p>76.5857579628806</text:p>
          </table:table-cell>
          <table:table-cell office:value-type="float" office:value="3.0603635581712" calcext:value-type="float">
            <text:p>3.0603635581712</text:p>
          </table:table-cell>
          <table:table-cell office:value-type="string" calcext:value-type="string">
            <text:p>Right</text:p>
          </table:table-cell>
          <table:table-cell office:value-type="float" office:value="-29.9165" calcext:value-type="float">
            <text:p>-29.9165</text:p>
          </table:table-cell>
          <table:table-cell office:value-type="float" office:value="0.0633" calcext:value-type="float">
            <text:p>0.0633</text:p>
          </table:table-cell>
          <table:table-cell office:value-type="float" office:value="21.936" calcext:value-type="float">
            <text:p>21.936</text:p>
          </table:table-cell>
          <table:table-cell office:value-type="string" calcext:value-type="string">
            <text:p>design_6404</text:p>
          </table:table-cell>
          <table:table-cell office:value-type="float" office:value="2" calcext:value-type="float">
            <text:p>2</text:p>
          </table:table-cell>
          <table:table-cell office:value-type="float" office:value="-606.15" calcext:value-type="float">
            <text:p>-606.15</text:p>
          </table:table-cell>
          <table:table-cell office:value-type="float" office:value="6.0363" calcext:value-type="float">
            <text:p>6.0363</text:p>
          </table:table-cell>
          <table:table-cell office:value-type="float" office:value="-0.15847" calcext:value-type="float">
            <text:p>-0.15847</text:p>
          </table:table-cell>
          <table:table-cell office:value-type="float" office:value="-2.8815" calcext:value-type="float">
            <text:p>-2.8815</text:p>
          </table:table-cell>
          <table:table-cell office:value-type="float" office:value="0.53187" calcext:value-type="float">
            <text:p>0.53187</text:p>
          </table:table-cell>
          <table:table-cell office:value-type="string" calcext:value-type="string">
            <text:p>2022-11-19_alaEntropyCompare</text:p>
          </table:table-cell>
        </table:table-row>
        <table:table-row table:style-name="ro2">
          <table:table-cell table:style-name="Default" office:value-type="string" calcext:value-type="string">
            <text:p>AAAYSLLLALLFVLLSTLAAA</text:p>
          </table:table-cell>
          <table:table-cell office:value-type="string" calcext:value-type="string">
            <text:p>LLLYSLLLALLFVLLSTL</text:p>
          </table:table-cell>
          <table:table-cell table:style-name="ce3"/>
          <table:table-cell office:value-type="string" calcext:value-type="string">
            <text:p>R6</text:p>
          </table:table-cell>
          <table:table-cell office:value-type="float" office:value="-12.1176" calcext:value-type="float">
            <text:p>-12.1176</text:p>
          </table:table-cell>
          <table:table-cell office:value-type="float" office:value="32.1859704020555" calcext:value-type="float">
            <text:p>32.1859704020555</text:p>
          </table:table-cell>
          <table:table-cell office:value-type="float" office:value="3.17237222141945" calcext:value-type="float">
            <text:p>3.17237222141945</text:p>
          </table:table-cell>
          <table:table-cell office:value-type="string" calcext:value-type="string">
            <text:p>Right</text:p>
          </table:table-cell>
          <table:table-cell office:value-type="float" office:value="-32.7596" calcext:value-type="float">
            <text:p>-32.7596</text:p>
          </table:table-cell>
          <table:table-cell office:value-type="float" office:value="-10.5221999999999" calcext:value-type="float">
            <text:p>-10.5221999999999</text:p>
          </table:table-cell>
          <table:table-cell office:value-type="float" office:value="31.1649999999999" calcext:value-type="float">
            <text:p>31.1649999999999</text:p>
          </table:table-cell>
          <table:table-cell office:value-type="string" calcext:value-type="string">
            <text:p>design_6416</text:p>
          </table:table-cell>
          <table:table-cell office:value-type="float" office:value="2" calcext:value-type="float">
            <text:p>2</text:p>
          </table:table-cell>
          <table:table-cell office:value-type="float" office:value="-646.279999999999" calcext:value-type="float">
            <text:p>-646.279999999999</text:p>
          </table:table-cell>
          <table:table-cell office:value-type="float" office:value="-6.0608" calcext:value-type="float">
            <text:p>-6.0608</text:p>
          </table:table-cell>
          <table:table-cell office:value-type="float" office:value="0.06686" calcext:value-type="float">
            <text:p>0.06686</text:p>
          </table:table-cell>
          <table:table-cell office:value-type="float" office:value="2.55559999999999" calcext:value-type="float">
            <text:p>2.55559999999999</text:p>
          </table:table-cell>
          <table:table-cell office:value-type="float" office:value="-0.93714" calcext:value-type="float">
            <text:p>-0.93714</text:p>
          </table:table-cell>
          <table:table-cell office:value-type="string" calcext:value-type="string">
            <text:p>2022-11-19_alaEntropyCompare</text:p>
          </table:table-cell>
        </table:table-row>
        <table:table-row table:style-name="ro2">
          <table:table-cell table:style-name="Default" office:value-type="string" calcext:value-type="string">
            <text:p>AAALYVLLWTLALLLSFLAAA</text:p>
          </table:table-cell>
          <table:table-cell office:value-type="string" calcext:value-type="string">
            <text:p>LLLLYVLLWTLALLLSFL</text:p>
          </table:table-cell>
          <table:table-cell table:style-name="ce3" office:value-type="string" calcext:value-type="string">
            <text:p>1_14</text:p>
          </table:table-cell>
          <table:table-cell office:value-type="string" calcext:value-type="string">
            <text:p>L3</text:p>
          </table:table-cell>
          <table:table-cell office:value-type="float" office:value="-19.8712" calcext:value-type="float">
            <text:p>-19.8712</text:p>
          </table:table-cell>
          <table:table-cell office:value-type="float" office:value="67.5109261496696" calcext:value-type="float">
            <text:p>67.5109261496696</text:p>
          </table:table-cell>
          <table:table-cell office:value-type="float" office:value="5.13066115905705" calcext:value-type="float">
            <text:p>5.13066115905705</text:p>
          </table:table-cell>
          <table:table-cell office:value-type="string" calcext:value-type="string">
            <text:p>Left</text:p>
          </table:table-cell>
          <table:table-cell office:value-type="float" office:value="-34.2152" calcext:value-type="float">
            <text:p>-34.2152</text:p>
          </table:table-cell>
          <table:table-cell office:value-type="float" office:value="0.1971" calcext:value-type="float">
            <text:p>0.1971</text:p>
          </table:table-cell>
          <table:table-cell office:value-type="float" office:value="14.147" calcext:value-type="float">
            <text:p>14.147</text:p>
          </table:table-cell>
          <table:table-cell office:value-type="string" calcext:value-type="string">
            <text:p>design_6265</text:p>
          </table:table-cell>
          <table:table-cell office:value-type="float" office:value="1" calcext:value-type="float">
            <text:p>1</text:p>
          </table:table-cell>
          <table:table-cell office:value-type="float" office:value="-869.84" calcext:value-type="float">
            <text:p>-869.84</text:p>
          </table:table-cell>
          <table:table-cell office:value-type="float" office:value="6.0829" calcext:value-type="float">
            <text:p>6.0829</text:p>
          </table:table-cell>
          <table:table-cell office:value-type="float" office:value="-0.59949" calcext:value-type="float">
            <text:p>-0.59949</text:p>
          </table:table-cell>
          <table:table-cell office:value-type="float" office:value="0.0646" calcext:value-type="float">
            <text:p>0.0646</text:p>
          </table:table-cell>
          <table:table-cell office:value-type="float" office:value="0.61556" calcext:value-type="float">
            <text:p>0.61556</text:p>
          </table:table-cell>
          <table:table-cell office:value-type="string" calcext:value-type="string">
            <text:p>2022-11-19_alaEntropyCompare</text:p>
          </table:table-cell>
        </table:table-row>
        <table:table-row table:style-name="ro2">
          <table:table-cell table:style-name="Default" office:value-type="string" calcext:value-type="string">
            <text:p>AAALYFLTSLLAILTSLLAAA</text:p>
          </table:table-cell>
          <table:table-cell office:value-type="string" calcext:value-type="string">
            <text:p>LLLLYFLTSLLAILTSLL</text:p>
          </table:table-cell>
          <table:table-cell table:style-name="ce3" office:value-type="string" calcext:value-type="string">
            <text:p>1_26</text:p>
          </table:table-cell>
          <table:table-cell office:value-type="string" calcext:value-type="string">
            <text:p>L5</text:p>
          </table:table-cell>
          <table:table-cell office:value-type="float" office:value="-17.9537" calcext:value-type="float">
            <text:p>-17.9537</text:p>
          </table:table-cell>
          <table:table-cell office:value-type="float" office:value="70.1958503005623" calcext:value-type="float">
            <text:p>70.1958503005623</text:p>
          </table:table-cell>
          <table:table-cell office:value-type="float" office:value="4.10003412261137" calcext:value-type="float">
            <text:p>4.10003412261137</text:p>
          </table:table-cell>
          <table:table-cell office:value-type="string" calcext:value-type="string">
            <text:p>Left</text:p>
          </table:table-cell>
          <table:table-cell office:value-type="float" office:value="-42.4428" calcext:value-type="float">
            <text:p>-42.4428</text:p>
          </table:table-cell>
          <table:table-cell office:value-type="float" office:value="7.1832" calcext:value-type="float">
            <text:p>7.1832</text:p>
          </table:table-cell>
          <table:table-cell office:value-type="float" office:value="17.306" calcext:value-type="float">
            <text:p>17.306</text:p>
          </table:table-cell>
          <table:table-cell office:value-type="string" calcext:value-type="string">
            <text:p>design_6219</text:p>
          </table:table-cell>
          <table:table-cell office:value-type="float" office:value="3" calcext:value-type="float">
            <text:p>3</text:p>
          </table:table-cell>
          <table:table-cell office:value-type="float" office:value="-900.47" calcext:value-type="float">
            <text:p>-900.47</text:p>
          </table:table-cell>
          <table:table-cell office:value-type="float" office:value="-4.674" calcext:value-type="float">
            <text:p>-4.674</text:p>
          </table:table-cell>
          <table:table-cell office:value-type="float" office:value="-1.03752" calcext:value-type="float">
            <text:p>-1.03752</text:p>
          </table:table-cell>
          <table:table-cell office:value-type="float" office:value="-5.1503" calcext:value-type="float">
            <text:p>-5.1503</text:p>
          </table:table-cell>
          <table:table-cell office:value-type="float" office:value="-0.12353" calcext:value-type="float">
            <text:p>-0.12353</text:p>
          </table:table-cell>
          <table:table-cell office:value-type="string" calcext:value-type="string">
            <text:p>2022-11-19_alaEntropyCompare</text:p>
          </table:table-cell>
        </table:table-row>
        <table:table-row table:style-name="ro2">
          <table:table-cell table:style-name="Default" office:value-type="string" calcext:value-type="string">
            <text:p>AAALYWLTSLLAYLTSLLAAA</text:p>
          </table:table-cell>
          <table:table-cell office:value-type="string" calcext:value-type="string">
            <text:p>LLLLYWLTSLLAYLTSLL</text:p>
          </table:table-cell>
          <table:table-cell table:style-name="ce3" office:value-type="string" calcext:value-type="string">
            <text:p>2_3</text:p>
          </table:table-cell>
          <table:table-cell office:value-type="string" calcext:value-type="string">
            <text:p>L6</text:p>
          </table:table-cell>
          <table:table-cell office:value-type="float" office:value="-36.7663" calcext:value-type="float">
            <text:p>-36.7663</text:p>
          </table:table-cell>
          <table:table-cell office:value-type="float" office:value="111.83753225638" calcext:value-type="float">
            <text:p>111.83753225638</text:p>
          </table:table-cell>
          <table:table-cell office:value-type="float" office:value="1.28769627483757" calcext:value-type="float">
            <text:p>1.28769627483757</text:p>
          </table:table-cell>
          <table:table-cell office:value-type="string" calcext:value-type="string">
            <text:p>Left</text:p>
          </table:table-cell>
          <table:table-cell office:value-type="float" office:value="-45.6344" calcext:value-type="float">
            <text:p>-45.6344</text:p>
          </table:table-cell>
          <table:table-cell office:value-type="float" office:value="-13.469" calcext:value-type="float">
            <text:p>-13.469</text:p>
          </table:table-cell>
          <table:table-cell office:value-type="float" office:value="22.336" calcext:value-type="float">
            <text:p>22.336</text:p>
          </table:table-cell>
          <table:table-cell office:value-type="string" calcext:value-type="string">
            <text:p>design_2262</text:p>
          </table:table-cell>
          <table:table-cell office:value-type="float" office:value="0" calcext:value-type="float">
            <text:p>0</text:p>
          </table:table-cell>
          <table:table-cell office:value-type="float" office:value="-806.22" calcext:value-type="float">
            <text:p>-806.22</text:p>
          </table:table-cell>
          <table:table-cell office:value-type="float" office:value="3.7678" calcext:value-type="float">
            <text:p>3.7678</text:p>
          </table:table-cell>
          <table:table-cell office:value-type="float" office:value="-0.28108" calcext:value-type="float">
            <text:p>-0.28108</text:p>
          </table:table-cell>
          <table:table-cell office:value-type="float" office:value="-0.1725" calcext:value-type="float">
            <text:p>-0.1725</text:p>
          </table:table-cell>
          <table:table-cell office:value-type="float" office:value="0.052426" calcext:value-type="float">
            <text:p>0.052426</text:p>
          </table:table-cell>
          <table:table-cell office:value-type="string" calcext:value-type="string">
            <text:p>2022-11-20_alaNoSeqEntropy</text:p>
          </table:table-cell>
        </table:table-row>
        <table:table-row table:style-name="ro2">
          <table:table-cell table:style-name="Default"/>
          <table:table-cell table:number-columns-repeated="18"/>
        </table:table-row>
        <table:table-row table:style-name="ro2">
          <table:table-cell table:style-name="Default" office:value-type="string" calcext:value-type="string">
            <text:p>Leu Data</text:p>
          </table:table-cell>
          <table:table-cell table:number-columns-repeated="18"/>
        </table:table-row>
        <table:table-row table:style-name="ro2">
          <table:table-cell table:style-name="Default" office:value-type="string" calcext:value-type="string">
            <text:p>LLLGFLLGFLLGTLLGYLILI</text:p>
          </table:table-cell>
          <table:table-cell office:value-type="string" calcext:value-type="string">
            <text:p>LLLGFLLGFLLGTLLGYL</text:p>
          </table:table-cell>
          <table:table-cell office:value-type="string" calcext:value-type="string">
            <text:p>2_4/5/6</text:p>
          </table:table-cell>
          <table:table-cell office:value-type="string" calcext:value-type="string">
            <text:p>G4</text:p>
          </table:table-cell>
          <table:table-cell office:value-type="float" office:value="-42.156" calcext:value-type="float">
            <text:p>-42.156</text:p>
          </table:table-cell>
          <table:table-cell office:value-type="float" office:value="155.118509568771" calcext:value-type="float">
            <text:p>155.118509568771</text:p>
          </table:table-cell>
          <table:table-cell office:value-type="float" office:value="3.62975417553051" calcext:value-type="float">
            <text:p>3.62975417553051</text:p>
          </table:table-cell>
          <table:table-cell office:value-type="string" calcext:value-type="string">
            <text:p>GAS</text:p>
          </table:table-cell>
          <table:table-cell office:value-type="float" office:value="-50.6169" calcext:value-type="float">
            <text:p>-50.6169</text:p>
          </table:table-cell>
          <table:table-cell office:value-type="float" office:value="-12.7387" calcext:value-type="float">
            <text:p>-12.7387</text:p>
          </table:table-cell>
          <table:table-cell office:value-type="float" office:value="21.2" calcext:value-type="float">
            <text:p>21.2</text:p>
          </table:table-cell>
          <table:table-cell office:value-type="string" calcext:value-type="string">
            <text:p>design_1098</text:p>
          </table:table-cell>
          <table:table-cell office:value-type="float" office:value="0" calcext:value-type="float">
            <text:p>0</text:p>
          </table:table-cell>
          <table:table-cell office:value-type="float" office:value="-1161.29" calcext:value-type="float">
            <text:p>-1161.29</text:p>
          </table:table-cell>
          <table:table-cell office:value-type="float" office:value="-3.1177" calcext:value-type="float">
            <text:p>-3.1177</text:p>
          </table:table-cell>
          <table:table-cell office:value-type="float" office:value="0.08704" calcext:value-type="float">
            <text:p>0.08704</text:p>
          </table:table-cell>
          <table:table-cell office:value-type="float" office:value="2.4624" calcext:value-type="float">
            <text:p>2.4624</text:p>
          </table:table-cell>
          <table:table-cell office:value-type="float" office:value="-0.2127" calcext:value-type="float">
            <text:p>-0.2127</text:p>
          </table:table-cell>
          <table:table-cell office:value-type="string" calcext:value-type="string">
            <text:p>2022-11-20_leuNoSeqEntropy</text:p>
          </table:table-cell>
        </table:table-row>
        <table:table-row table:style-name="ro2">
          <table:table-cell table:style-name="Default" office:value-type="string" calcext:value-type="string">
            <text:p>LLLSYLLGILLGLLLGFLILI</text:p>
          </table:table-cell>
          <table:table-cell office:value-type="string" calcext:value-type="string">
            <text:p>LLLSYLLGILLGLLLGFL</text:p>
          </table:table-cell>
          <table:table-cell/>
          <table:table-cell office:value-type="string" calcext:value-type="string">
            <text:p>G5</text:p>
          </table:table-cell>
          <table:table-cell office:value-type="float" office:value="-47.0261" calcext:value-type="float">
            <text:p>-47.0261</text:p>
          </table:table-cell>
          <table:table-cell office:value-type="float" office:value="70.8082736446237" calcext:value-type="float">
            <text:p>70.8082736446237</text:p>
          </table:table-cell>
          <table:table-cell office:value-type="float" office:value="38.7793394127427" calcext:value-type="float">
            <text:p>38.7793394127427</text:p>
          </table:table-cell>
          <table:table-cell office:value-type="string" calcext:value-type="string">
            <text:p>GAS</text:p>
          </table:table-cell>
          <table:table-cell office:value-type="float" office:value="-46.0856" calcext:value-type="float">
            <text:p>-46.0856</text:p>
          </table:table-cell>
          <table:table-cell office:value-type="float" office:value="-26.6126" calcext:value-type="float">
            <text:p>-26.6126</text:p>
          </table:table-cell>
          <table:table-cell office:value-type="float" office:value="25.672" calcext:value-type="float">
            <text:p>25.672</text:p>
          </table:table-cell>
          <table:table-cell office:value-type="string" calcext:value-type="string">
            <text:p>design_5050</text:p>
          </table:table-cell>
          <table:table-cell office:value-type="float" office:value="3" calcext:value-type="float">
            <text:p>3</text:p>
          </table:table-cell>
          <table:table-cell office:value-type="float" office:value="-1009.39" calcext:value-type="float">
            <text:p>-1009.39</text:p>
          </table:table-cell>
          <table:table-cell office:value-type="float" office:value="-2.50379999999999" calcext:value-type="float">
            <text:p>-2.50379999999999</text:p>
          </table:table-cell>
          <table:table-cell office:value-type="float" office:value="-0.861589999999999" calcext:value-type="float">
            <text:p>-0.861589999999999</text:p>
          </table:table-cell>
          <table:table-cell office:value-type="float" office:value="0.393700000000002" calcext:value-type="float">
            <text:p>0.393700000000002</text:p>
          </table:table-cell>
          <table:table-cell office:value-type="float" office:value="-0.28767" calcext:value-type="float">
            <text:p>-0.28767</text:p>
          </table:table-cell>
          <table:table-cell office:value-type="string" calcext:value-type="string">
            <text:p>2022-11-19_leuEntropyCompare</text:p>
          </table:table-cell>
        </table:table-row>
        <table:table-row table:style-name="ro2">
          <table:table-cell table:style-name="Default" office:value-type="string" calcext:value-type="string">
            <text:p>LLLYLLLATLLAFLLSFLILI</text:p>
          </table:table-cell>
          <table:table-cell office:value-type="string" calcext:value-type="string">
            <text:p>LLLYLLLATLLAFLLSFL</text:p>
          </table:table-cell>
          <table:table-cell office:value-type="string" calcext:value-type="string">
            <text:p>2_21</text:p>
          </table:table-cell>
          <table:table-cell office:value-type="string" calcext:value-type="string">
            <text:p>R2</text:p>
          </table:table-cell>
          <table:table-cell office:value-type="float" office:value="-18.024" calcext:value-type="float">
            <text:p>-18.024</text:p>
          </table:table-cell>
          <table:table-cell office:value-type="float" office:value="41.8460345161916" calcext:value-type="float">
            <text:p>41.8460345161916</text:p>
          </table:table-cell>
          <table:table-cell office:value-type="float" office:value="1.68999849518223" calcext:value-type="float">
            <text:p>1.68999849518223</text:p>
          </table:table-cell>
          <table:table-cell office:value-type="string" calcext:value-type="string">
            <text:p>Right</text:p>
          </table:table-cell>
          <table:table-cell office:value-type="float" office:value="-36.4431" calcext:value-type="float">
            <text:p>-36.4431</text:p>
          </table:table-cell>
          <table:table-cell office:value-type="float" office:value="0.0108" calcext:value-type="float">
            <text:p>0.0108</text:p>
          </table:table-cell>
          <table:table-cell office:value-type="float" office:value="18.408" calcext:value-type="float">
            <text:p>18.408</text:p>
          </table:table-cell>
          <table:table-cell office:value-type="string" calcext:value-type="string">
            <text:p>design_5454</text:p>
          </table:table-cell>
          <table:table-cell office:value-type="float" office:value="4" calcext:value-type="float">
            <text:p>4</text:p>
          </table:table-cell>
          <table:table-cell office:value-type="float" office:value="-856.82" calcext:value-type="float">
            <text:p>-856.82</text:p>
          </table:table-cell>
          <table:table-cell office:value-type="float" office:value="5.7474" calcext:value-type="float">
            <text:p>5.7474</text:p>
          </table:table-cell>
          <table:table-cell office:value-type="float" office:value="-0.2505" calcext:value-type="float">
            <text:p>-0.2505</text:p>
          </table:table-cell>
          <table:table-cell office:value-type="float" office:value="-4.6509" calcext:value-type="float">
            <text:p>-4.6509</text:p>
          </table:table-cell>
          <table:table-cell office:value-type="float" office:value="1.25509" calcext:value-type="float">
            <text:p>1.25509</text:p>
          </table:table-cell>
          <table:table-cell office:value-type="string" calcext:value-type="string">
            <text:p>2022-11-19_leuEntropyCompare</text:p>
          </table:table-cell>
        </table:table-row>
        <table:table-row table:style-name="ro2">
          <table:table-cell table:style-name="Default" office:value-type="string" calcext:value-type="string">
            <text:p>LLLTYLLTTLLAYLLSTLILI</text:p>
          </table:table-cell>
          <table:table-cell office:value-type="string" calcext:value-type="string">
            <text:p>LLLTYLLTTLLAYLLSTL</text:p>
          </table:table-cell>
          <table:table-cell office:value-type="string" calcext:value-type="string">
            <text:p>2_25</text:p>
          </table:table-cell>
          <table:table-cell office:value-type="string" calcext:value-type="string">
            <text:p>R3</text:p>
          </table:table-cell>
          <table:table-cell office:value-type="float" office:value="-22.2889" calcext:value-type="float">
            <text:p>-22.2889</text:p>
          </table:table-cell>
          <table:table-cell office:value-type="float" office:value="91.1651079190346" calcext:value-type="float">
            <text:p>91.1651079190346</text:p>
          </table:table-cell>
          <table:table-cell office:value-type="float" office:value="28.0150848169926" calcext:value-type="float">
            <text:p>28.0150848169926</text:p>
          </table:table-cell>
          <table:table-cell office:value-type="string" calcext:value-type="string">
            <text:p>Right</text:p>
          </table:table-cell>
          <table:table-cell office:value-type="float" office:value="-23.457" calcext:value-type="float">
            <text:p>-23.457</text:p>
          </table:table-cell>
          <table:table-cell office:value-type="float" office:value="-20.316" calcext:value-type="float">
            <text:p>-20.316</text:p>
          </table:table-cell>
          <table:table-cell office:value-type="float" office:value="21.485" calcext:value-type="float">
            <text:p>21.485</text:p>
          </table:table-cell>
          <table:table-cell office:value-type="string" calcext:value-type="string">
            <text:p>design_1448</text:p>
          </table:table-cell>
          <table:table-cell office:value-type="float" office:value="2" calcext:value-type="float">
            <text:p>2</text:p>
          </table:table-cell>
          <table:table-cell office:value-type="float" office:value="-801.88" calcext:value-type="float">
            <text:p>-801.88</text:p>
          </table:table-cell>
          <table:table-cell office:value-type="float" office:value="10.0228" calcext:value-type="float">
            <text:p>10.0228</text:p>
          </table:table-cell>
          <table:table-cell office:value-type="float" office:value="-0.27564" calcext:value-type="float">
            <text:p>-0.27564</text:p>
          </table:table-cell>
          <table:table-cell office:value-type="float" office:value="-3.5078" calcext:value-type="float">
            <text:p>-3.5078</text:p>
          </table:table-cell>
          <table:table-cell office:value-type="float" office:value="1.02471" calcext:value-type="float">
            <text:p>1.02471</text:p>
          </table:table-cell>
          <table:table-cell office:value-type="string" calcext:value-type="string">
            <text:p>2022-11-20_leuNoSeqEntropy</text:p>
          </table:table-cell>
        </table:table-row>
        <table:table-row table:style-name="ro2">
          <table:table-cell table:style-name="Default" office:value-type="string" calcext:value-type="string">
            <text:p>LLLYTLLTSLLFTLLTWLILI</text:p>
          </table:table-cell>
          <table:table-cell office:value-type="string" calcext:value-type="string">
            <text:p>LLLYTLLTSLLFTLLTWL</text:p>
          </table:table-cell>
          <table:table-cell office:value-type="string" calcext:value-type="string">
            <text:p>2_32</text:p>
          </table:table-cell>
          <table:table-cell office:value-type="string" calcext:value-type="string">
            <text:p>R4</text:p>
          </table:table-cell>
          <table:table-cell office:value-type="float" office:value="-24.5886" calcext:value-type="float">
            <text:p>-24.5886</text:p>
          </table:table-cell>
          <table:table-cell office:value-type="float" office:value="36.9270960426027" calcext:value-type="float">
            <text:p>36.9270960426027</text:p>
          </table:table-cell>
          <table:table-cell office:value-type="float" office:value="2.11786570670274" calcext:value-type="float">
            <text:p>2.11786570670274</text:p>
          </table:table-cell>
          <table:table-cell office:value-type="string" calcext:value-type="string">
            <text:p>Right</text:p>
          </table:table-cell>
          <table:table-cell office:value-type="float" office:value="-46.7283" calcext:value-type="float">
            <text:p>-46.7283</text:p>
          </table:table-cell>
          <table:table-cell office:value-type="float" office:value="0.493" calcext:value-type="float">
            <text:p>0.493</text:p>
          </table:table-cell>
          <table:table-cell office:value-type="float" office:value="21.647" calcext:value-type="float">
            <text:p>21.647</text:p>
          </table:table-cell>
          <table:table-cell office:value-type="string" calcext:value-type="string">
            <text:p>design_1438</text:p>
          </table:table-cell>
          <table:table-cell office:value-type="float" office:value="3" calcext:value-type="float">
            <text:p>3</text:p>
          </table:table-cell>
          <table:table-cell office:value-type="float" office:value="-935.13" calcext:value-type="float">
            <text:p>-935.13</text:p>
          </table:table-cell>
          <table:table-cell office:value-type="float" office:value="2.7746" calcext:value-type="float">
            <text:p>2.7746</text:p>
          </table:table-cell>
          <table:table-cell office:value-type="float" office:value="0.31133" calcext:value-type="float">
            <text:p>0.31133</text:p>
          </table:table-cell>
          <table:table-cell office:value-type="float" office:value="-2.4072" calcext:value-type="float">
            <text:p>-2.4072</text:p>
          </table:table-cell>
          <table:table-cell office:value-type="float" office:value="0.13645" calcext:value-type="float">
            <text:p>0.13645</text:p>
          </table:table-cell>
          <table:table-cell office:value-type="string" calcext:value-type="string">
            <text:p>2022-11-20_leuNoSeqEntropy</text:p>
          </table:table-cell>
        </table:table-row>
        <table:table-row table:style-name="ro2">
          <table:table-cell table:style-name="Default" office:value-type="string" calcext:value-type="string">
            <text:p>LLLYLLLATLLAFLLSFLILI</text:p>
          </table:table-cell>
          <table:table-cell office:value-type="string" calcext:value-type="string">
            <text:p>LLLLYLLLAVLFTLLFSL</text:p>
          </table:table-cell>
          <table:table-cell table:style-name="ce3"/>
          <table:table-cell office:value-type="string" calcext:value-type="string">
            <text:p>R5</text:p>
          </table:table-cell>
          <table:table-cell office:value-type="float" office:value="-18.024" calcext:value-type="float">
            <text:p>-18.024</text:p>
          </table:table-cell>
          <table:table-cell office:value-type="float" office:value="44.2160563825053" calcext:value-type="float">
            <text:p>44.2160563825053</text:p>
          </table:table-cell>
          <table:table-cell office:value-type="float" office:value="25.6875089093445" calcext:value-type="float">
            <text:p>25.6875089093445</text:p>
          </table:table-cell>
          <table:table-cell office:value-type="string" calcext:value-type="string">
            <text:p>Right</text:p>
          </table:table-cell>
          <table:table-cell office:value-type="float" office:value="-36.4431" calcext:value-type="float">
            <text:p>-36.4431</text:p>
          </table:table-cell>
          <table:table-cell office:value-type="float" office:value="0.010800000000003" calcext:value-type="float">
            <text:p>0.010800000000003</text:p>
          </table:table-cell>
          <table:table-cell office:value-type="float" office:value="18.408" calcext:value-type="float">
            <text:p>18.408</text:p>
          </table:table-cell>
          <table:table-cell office:value-type="string" calcext:value-type="string">
            <text:p>design_5454</text:p>
          </table:table-cell>
          <table:table-cell office:value-type="float" office:value="4" calcext:value-type="float">
            <text:p>4</text:p>
          </table:table-cell>
          <table:table-cell office:value-type="float" office:value="-856.819999999999" calcext:value-type="float">
            <text:p>-856.819999999999</text:p>
          </table:table-cell>
          <table:table-cell office:value-type="float" office:value="5.74739999999999" calcext:value-type="float">
            <text:p>5.74739999999999</text:p>
          </table:table-cell>
          <table:table-cell office:value-type="float" office:value="-0.2505" calcext:value-type="float">
            <text:p>-0.2505</text:p>
          </table:table-cell>
          <table:table-cell office:value-type="float" office:value="-4.65089999999999" calcext:value-type="float">
            <text:p>-4.65089999999999</text:p>
          </table:table-cell>
          <table:table-cell office:value-type="float" office:value="1.25509" calcext:value-type="float">
            <text:p>1.25509</text:p>
          </table:table-cell>
          <table:table-cell office:value-type="string" calcext:value-type="string">
            <text:p>2022-11-19_leuEntropyCompare</text:p>
          </table:table-cell>
        </table:table-row>
        <table:table-row table:style-name="ro2">
          <table:table-cell table:style-name="Default" office:value-type="string" calcext:value-type="string">
            <text:p>LLLLWTLLAVLYLLLSFLILI</text:p>
          </table:table-cell>
          <table:table-cell office:value-type="string" calcext:value-type="string">
            <text:p>LLLLWTLLAVLYLLLSFL</text:p>
          </table:table-cell>
          <table:table-cell table:style-name="ce3" office:value-type="string" calcext:value-type="string">
            <text:p>1_4</text:p>
          </table:table-cell>
          <table:table-cell office:value-type="string" calcext:value-type="string">
            <text:p>L2</text:p>
          </table:table-cell>
          <table:table-cell office:value-type="float" office:value="-22.7219" calcext:value-type="float">
            <text:p>-22.7219</text:p>
          </table:table-cell>
          <table:table-cell office:value-type="float" office:value="102.741605882967" calcext:value-type="float">
            <text:p>102.741605882967</text:p>
          </table:table-cell>
          <table:table-cell office:value-type="float" office:value="3.91461040987716" calcext:value-type="float">
            <text:p>3.91461040987716</text:p>
          </table:table-cell>
          <table:table-cell office:value-type="string" calcext:value-type="string">
            <text:p>Left</text:p>
          </table:table-cell>
          <table:table-cell office:value-type="float" office:value="-43.7885" calcext:value-type="float">
            <text:p>-43.7885</text:p>
          </table:table-cell>
          <table:table-cell office:value-type="float" office:value="0.128199999999999" calcext:value-type="float">
            <text:p>0.128199999999999</text:p>
          </table:table-cell>
          <table:table-cell office:value-type="float" office:value="20.9389999999999" calcext:value-type="float">
            <text:p>20.9389999999999</text:p>
          </table:table-cell>
          <table:table-cell office:value-type="string" calcext:value-type="string">
            <text:p>design_5261</text:p>
          </table:table-cell>
          <table:table-cell office:value-type="float" office:value="4" calcext:value-type="float">
            <text:p>4</text:p>
          </table:table-cell>
          <table:table-cell office:value-type="float" office:value="-1038.12" calcext:value-type="float">
            <text:p>-1038.12</text:p>
          </table:table-cell>
          <table:table-cell office:value-type="float" office:value="4.4603" calcext:value-type="float">
            <text:p>4.4603</text:p>
          </table:table-cell>
          <table:table-cell office:value-type="float" office:value="-0.217909999999999" calcext:value-type="float">
            <text:p>-0.217909999999999</text:p>
          </table:table-cell>
          <table:table-cell office:value-type="float" office:value="-6.33669999999999" calcext:value-type="float">
            <text:p>-6.33669999999999</text:p>
          </table:table-cell>
          <table:table-cell office:value-type="float" office:value="1.10087999999999" calcext:value-type="float">
            <text:p>1.10087999999999</text:p>
          </table:table-cell>
          <table:table-cell office:value-type="string" calcext:value-type="string">
            <text:p>2022-11-19_leuEntropyCompare</text:p>
          </table:table-cell>
        </table:table-row>
        <table:table-row table:style-name="ro2">
          <table:table-cell table:style-name="Default" office:value-type="string" calcext:value-type="string">
            <text:p>LLLLAWLLTILLFLLSVLILI</text:p>
          </table:table-cell>
          <table:table-cell office:value-type="string" calcext:value-type="string">
            <text:p>LLLLAWLLTILLFLLSVL</text:p>
          </table:table-cell>
          <table:table-cell table:style-name="ce3" office:value-type="string" calcext:value-type="string">
            <text:p>1_19</text:p>
          </table:table-cell>
          <table:table-cell office:value-type="string" calcext:value-type="string">
            <text:p>L4</text:p>
          </table:table-cell>
          <table:table-cell office:value-type="float" office:value="-14.2117" calcext:value-type="float">
            <text:p>-14.2117</text:p>
          </table:table-cell>
          <table:table-cell office:value-type="float" office:value="50.4243671782939" calcext:value-type="float">
            <text:p>50.4243671782939</text:p>
          </table:table-cell>
          <table:table-cell office:value-type="float" office:value="33.2075936161396" calcext:value-type="float">
            <text:p>33.2075936161396</text:p>
          </table:table-cell>
          <table:table-cell office:value-type="string" calcext:value-type="string">
            <text:p>Left</text:p>
          </table:table-cell>
          <table:table-cell office:value-type="float" office:value="-44.609" calcext:value-type="float">
            <text:p>-44.609</text:p>
          </table:table-cell>
          <table:table-cell office:value-type="float" office:value="0.3655" calcext:value-type="float">
            <text:p>0.3655</text:p>
          </table:table-cell>
          <table:table-cell office:value-type="float" office:value="30.032" calcext:value-type="float">
            <text:p>30.032</text:p>
          </table:table-cell>
          <table:table-cell office:value-type="string" calcext:value-type="string">
            <text:p>design_5218</text:p>
          </table:table-cell>
          <table:table-cell office:value-type="float" office:value="3" calcext:value-type="float">
            <text:p>3</text:p>
          </table:table-cell>
          <table:table-cell office:value-type="float" office:value="-959.07" calcext:value-type="float">
            <text:p>-959.07</text:p>
          </table:table-cell>
          <table:table-cell office:value-type="float" office:value="-1.8541" calcext:value-type="float">
            <text:p>-1.8541</text:p>
          </table:table-cell>
          <table:table-cell office:value-type="float" office:value="0.05841" calcext:value-type="float">
            <text:p>0.05841</text:p>
          </table:table-cell>
          <table:table-cell office:value-type="float" office:value="1.5969" calcext:value-type="float">
            <text:p>1.5969</text:p>
          </table:table-cell>
          <table:table-cell office:value-type="float" office:value="-0.267312" calcext:value-type="float">
            <text:p>-0.267312</text:p>
          </table:table-cell>
          <table:table-cell office:value-type="string" calcext:value-type="string">
            <text:p>2022-11-19_leuEntropyCompare</text:p>
          </table:table-cell>
        </table:table-row>
        <table:table-row table:style-name="ro2">
          <table:table-cell table:style-name="Default" office:value-type="string" calcext:value-type="string">
            <text:p>LLLLTWLTALLFTLTSLLILI</text:p>
          </table:table-cell>
          <table:table-cell office:value-type="string" calcext:value-type="string">
            <text:p>LLLLTWLTALLFTLTSLL</text:p>
          </table:table-cell>
          <table:table-cell table:style-name="ce3" office:value-type="string" calcext:value-type="string">
            <text:p>2_16</text:p>
          </table:table-cell>
          <table:table-cell office:value-type="string" calcext:value-type="string">
            <text:p>L7</text:p>
          </table:table-cell>
          <table:table-cell office:value-type="float" office:value="-18.4291" calcext:value-type="float">
            <text:p>-18.4291</text:p>
          </table:table-cell>
          <table:table-cell office:value-type="float" office:value="45.7691589992392" calcext:value-type="float">
            <text:p>45.7691589992392</text:p>
          </table:table-cell>
          <table:table-cell office:value-type="float" office:value="0.684606439216838" calcext:value-type="float">
            <text:p>0.684606439216838</text:p>
          </table:table-cell>
          <table:table-cell office:value-type="string" calcext:value-type="string">
            <text:p>Left</text:p>
          </table:table-cell>
          <table:table-cell office:value-type="float" office:value="-40.4782" calcext:value-type="float">
            <text:p>-40.4782</text:p>
          </table:table-cell>
          <table:table-cell office:value-type="float" office:value="0.084" calcext:value-type="float">
            <text:p>0.084</text:p>
          </table:table-cell>
          <table:table-cell office:value-type="float" office:value="21.965" calcext:value-type="float">
            <text:p>21.965</text:p>
          </table:table-cell>
          <table:table-cell office:value-type="string" calcext:value-type="string">
            <text:p>design_1222</text:p>
          </table:table-cell>
          <table:table-cell office:value-type="float" office:value="2" calcext:value-type="float">
            <text:p>2</text:p>
          </table:table-cell>
          <table:table-cell office:value-type="float" office:value="-1017.75" calcext:value-type="float">
            <text:p>-1017.75</text:p>
          </table:table-cell>
          <table:table-cell office:value-type="float" office:value="5.3948" calcext:value-type="float">
            <text:p>5.3948</text:p>
          </table:table-cell>
          <table:table-cell office:value-type="float" office:value="0.55938" calcext:value-type="float">
            <text:p>0.55938</text:p>
          </table:table-cell>
          <table:table-cell office:value-type="float" office:value="-4.6711" calcext:value-type="float">
            <text:p>-4.6711</text:p>
          </table:table-cell>
          <table:table-cell office:value-type="float" office:value="0.85175" calcext:value-type="float">
            <text:p>0.85175</text:p>
          </table:table-cell>
          <table:table-cell office:value-type="string" calcext:value-type="string">
            <text:p>2022-11-20_leuNoSeqEntropy</text:p>
          </table:table-cell>
        </table:table-row>
        <table:table-row table:style-name="ro2">
          <table:table-cell table:style-name="Default" office:value-type="string" calcext:value-type="string">
            <text:p>LLLLWVLTWLLTTLTSLLILI</text:p>
          </table:table-cell>
          <table:table-cell office:value-type="string" calcext:value-type="string">
            <text:p>LLLLWVLTWLLTTLTSLL</text:p>
          </table:table-cell>
          <table:table-cell table:style-name="ce3"/>
          <table:table-cell office:value-type="string" calcext:value-type="string">
            <text:p>L8</text:p>
          </table:table-cell>
          <table:table-cell office:value-type="float" office:value="-23.1847" calcext:value-type="float">
            <text:p>-23.1847</text:p>
          </table:table-cell>
          <table:table-cell office:value-type="float" office:value="89.0392868933641" calcext:value-type="float">
            <text:p>89.0392868933641</text:p>
          </table:table-cell>
          <table:table-cell office:value-type="float" office:value="1.52039041685757" calcext:value-type="float">
            <text:p>1.52039041685757</text:p>
          </table:table-cell>
          <table:table-cell office:value-type="string" calcext:value-type="string">
            <text:p>Left</text:p>
          </table:table-cell>
          <table:table-cell office:value-type="float" office:value="-45.3569" calcext:value-type="float">
            <text:p>-45.3569</text:p>
          </table:table-cell>
          <table:table-cell office:value-type="float" office:value="7.14" calcext:value-type="float">
            <text:p>7.14</text:p>
          </table:table-cell>
          <table:table-cell office:value-type="float" office:value="15.033" calcext:value-type="float">
            <text:p>15.033</text:p>
          </table:table-cell>
          <table:table-cell office:value-type="string" calcext:value-type="string">
            <text:p>design_1221</text:p>
          </table:table-cell>
          <table:table-cell office:value-type="float" office:value="4" calcext:value-type="float">
            <text:p>4</text:p>
          </table:table-cell>
          <table:table-cell office:value-type="float" office:value="-984.33" calcext:value-type="float">
            <text:p>-984.33</text:p>
          </table:table-cell>
          <table:table-cell office:value-type="float" office:value="9.881" calcext:value-type="float">
            <text:p>9.881</text:p>
          </table:table-cell>
          <table:table-cell office:value-type="float" office:value="0.31858" calcext:value-type="float">
            <text:p>0.31858</text:p>
          </table:table-cell>
          <table:table-cell office:value-type="float" office:value="-5.77229999999999" calcext:value-type="float">
            <text:p>-5.77229999999999</text:p>
          </table:table-cell>
          <table:table-cell office:value-type="float" office:value="1.92778" calcext:value-type="float">
            <text:p>1.92778</text:p>
          </table:table-cell>
          <table:table-cell office:value-type="string" calcext:value-type="string">
            <text:p>2022-11-20_leuNoSeqEntropy</text:p>
          </table:table-cell>
        </table:table-row>
        <table:table-row table:style-name="ro2" table:number-rows-repeated="2">
          <table:table-cell table:style-name="Default"/>
          <table:table-cell table:number-columns-repeated="4"/>
          <table:table-cell table:style-name="ce4"/>
          <table:table-cell table:number-columns-repeated="13"/>
        </table:table-row>
        <table:table-row table:style-name="ro2">
          <table:table-cell table:style-name="Default"/>
          <table:table-cell table:number-columns-repeated="2"/>
          <table:table-cell table:style-name="ce3"/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0">00/00/0000</text:date>, <text:time style:data-style-name="N2" text:time-value="10:36:07.9673146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8T09:56:28.819667957</meta:creation-date>
    <dc:date>2023-01-20T16:27:54.803397663</dc:date>
    <meta:editing-duration>PT5H15M20S</meta:editing-duration>
    <meta:editing-cycles>2</meta:editing-cycles>
    <meta:generator>LibreOffice/6.4.7.2$Linux_X86_64 LibreOffice_project/40$Build-2</meta:generator>
    <meta:document-statistic meta:table-count="1" meta:cell-count="1131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Sheet1.G105:Sheet1.G114" chart:error-lower-range="Sheet1.G105:Sheet1.G114"/>
    </style:style>
    <style:style style:name="ch4" style:family="chart" style:data-style-name="N0">
      <style:chart-properties chart:display-label="true" chart:logarithmic="false" chart:minimum="-50" chart:origin="-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-5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heet1.G105:Sheet1.G114" chart:error-lower-range="Sheet1.G105:Sheet1.G114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chart-properties chart:error-upper-indicator="true" chart:error-lower-indicator="true" chart:error-category="cell-range" chart:error-upper-range="Sheet1.G105:Sheet1.G114" chart:error-lower-range="Sheet1.G105:Sheet1.G114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133cm" svg:y="0.316cm" chart:style-name="ch2">
          <text:p>Leucine TOXGREEN vs Energy Score</text:p>
        </chart:title>
        <chart:plot-area chart:style-name="ch3" table:cell-range-address="Sheet1.E105:Sheet1.F114" svg:x="1.331cm" svg:y="1.275cm" svg:width="14.349cm" svg:height="6.564cm">
          <chartooo:coordinate-region svg:x="1.952cm" svg:y="1.474cm" svg:width="13.302cm" svg:height="5.718cm"/>
          <chart:axis chart:dimension="x" chart:name="primary-x" chart:style-name="ch4">
            <chart:title svg:x="7.469cm" svg:y="8.019cm" chart:style-name="ch5">
              <text:p>Energy Score</text:p>
            </chart:title>
          </chart:axis>
          <chart:axis chart:dimension="y" chart:name="primary-y" chart:style-name="ch6">
            <chart:title svg:x="0.451cm" svg:y="5.527cm" chart:style-name="ch7">
              <text:p>Percent GpA</text:p>
            </chart:title>
            <chart:grid chart:style-name="ch8" chart:class="major"/>
          </chart:axis>
          <chart:series chart:style-name="ch9" chart:values-cell-range-address="Sheet1.F105:Sheet1.F114" chart:class="chart:scatter">
            <chart:domain table:cell-range-address="Sheet1.E105:Sheet1.E114"/>
            <chart:regression-curve chart:style-name="ch10">
              <chart:equation chart:display-equation="true" chart:display-r-square="true" svg:x="0cm" svg:y="0cm"/>
            </chart:regression-curve>
            <chart:error-indicator chart:style-name="ch11" chart:dimension="y"/>
            <chart:data-point chart:repeated="9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2.156">
                <text:p>-42.156</text:p>
                <draw:g>
                  <svg:desc>Sheet1.E105:Sheet1.E114</svg:desc>
                </draw:g>
              </table:table-cell>
              <table:table-cell office:value-type="float" office:value="155.118509568771">
                <text:p>155.118509568771</text:p>
                <draw:g>
                  <svg:desc>Sheet1.F105:Sheet1.F114</svg:desc>
                </draw:g>
              </table:table-cell>
              <table:table-cell office:value-type="float" office:value="3.62975417553051">
                <text:p>3.62975417553051</text:p>
                <draw:g>
                  <svg:desc>Sheet1.G105:Sheet1.G114</svg:desc>
                </draw:g>
              </table:table-cell>
              <table:table-cell office:value-type="float" office:value="3.62975417553051">
                <text:p>3.62975417553051</text:p>
                <draw:g>
                  <svg:desc>Sheet1.G105:Sheet1.G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7.0261">
                <text:p>-47.0261</text:p>
              </table:table-cell>
              <table:table-cell office:value-type="float" office:value="70.8082736446237">
                <text:p>70.8082736446237</text:p>
              </table:table-cell>
              <table:table-cell office:value-type="float" office:value="38.7793394127427">
                <text:p>38.7793394127427</text:p>
              </table:table-cell>
              <table:table-cell office:value-type="float" office:value="38.7793394127427">
                <text:p>38.77933941274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8.024">
                <text:p>-18.024</text:p>
              </table:table-cell>
              <table:table-cell office:value-type="float" office:value="41.8460345161916">
                <text:p>41.8460345161916</text:p>
              </table:table-cell>
              <table:table-cell office:value-type="float" office:value="1.68999849518223">
                <text:p>1.68999849518223</text:p>
              </table:table-cell>
              <table:table-cell office:value-type="float" office:value="1.68999849518223">
                <text:p>1.689998495182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2.2889">
                <text:p>-22.2889</text:p>
              </table:table-cell>
              <table:table-cell office:value-type="float" office:value="91.1651079190346">
                <text:p>91.1651079190346</text:p>
              </table:table-cell>
              <table:table-cell office:value-type="float" office:value="28.0150848169926">
                <text:p>28.0150848169926</text:p>
              </table:table-cell>
              <table:table-cell office:value-type="float" office:value="28.0150848169926">
                <text:p>28.01508481699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4.5886">
                <text:p>-24.5886</text:p>
              </table:table-cell>
              <table:table-cell office:value-type="float" office:value="36.9270960426027">
                <text:p>36.9270960426027</text:p>
              </table:table-cell>
              <table:table-cell office:value-type="float" office:value="2.11786570670274">
                <text:p>2.11786570670274</text:p>
              </table:table-cell>
              <table:table-cell office:value-type="float" office:value="2.11786570670274">
                <text:p>2.117865706702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8.024">
                <text:p>-18.024</text:p>
              </table:table-cell>
              <table:table-cell office:value-type="float" office:value="44.2160563825053">
                <text:p>44.2160563825053</text:p>
              </table:table-cell>
              <table:table-cell office:value-type="float" office:value="25.6875089093445">
                <text:p>25.6875089093445</text:p>
              </table:table-cell>
              <table:table-cell office:value-type="float" office:value="25.6875089093445">
                <text:p>25.68750890934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2.7219">
                <text:p>-22.7219</text:p>
              </table:table-cell>
              <table:table-cell office:value-type="float" office:value="102.741605882967">
                <text:p>102.741605882967</text:p>
              </table:table-cell>
              <table:table-cell office:value-type="float" office:value="3.91461040987716">
                <text:p>3.91461040987716</text:p>
              </table:table-cell>
              <table:table-cell office:value-type="float" office:value="3.91461040987716">
                <text:p>3.914610409877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4.2117">
                <text:p>-14.2117</text:p>
              </table:table-cell>
              <table:table-cell office:value-type="float" office:value="50.4243671782939">
                <text:p>50.4243671782939</text:p>
              </table:table-cell>
              <table:table-cell office:value-type="float" office:value="33.2075936161396">
                <text:p>33.2075936161396</text:p>
              </table:table-cell>
              <table:table-cell office:value-type="float" office:value="33.2075936161396">
                <text:p>33.20759361613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8.4291">
                <text:p>-18.4291</text:p>
              </table:table-cell>
              <table:table-cell office:value-type="float" office:value="45.7691589992392">
                <text:p>45.7691589992392</text:p>
              </table:table-cell>
              <table:table-cell office:value-type="float" office:value="0.684606439216838">
                <text:p>0.684606439216838</text:p>
              </table:table-cell>
              <table:table-cell office:value-type="float" office:value="0.684606439216838">
                <text:p>0.6846064392168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3.1847">
                <text:p>-23.1847</text:p>
              </table:table-cell>
              <table:table-cell office:value-type="float" office:value="89.0392868933641">
                <text:p>89.0392868933641</text:p>
              </table:table-cell>
              <table:table-cell office:value-type="float" office:value="1.52039041685757">
                <text:p>1.52039041685757</text:p>
              </table:table-cell>
              <table:table-cell office:value-type="float" office:value="1.52039041685757">
                <text:p>1.520390416857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Sheet1.G94:Sheet1.G102" chart:error-lower-range="Sheet1.G94:Sheet1.G102"/>
    </style:style>
    <style:style style:name="ch4" style:family="chart" style:data-style-name="N0">
      <style:chart-properties chart:display-label="true" chart:logarithmic="false" chart:minimum="-50" chart:origin="-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-5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heet1.G94:Sheet1.G102" chart:error-lower-range="Sheet1.G94:Sheet1.G102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chart-properties chart:error-upper-indicator="true" chart:error-lower-indicator="true" chart:error-category="cell-range" chart:error-upper-range="Sheet1.G94:Sheet1.G102" chart:error-lower-range="Sheet1.G94:Sheet1.G102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173cm" svg:y="0.316cm" chart:style-name="ch2">
          <text:p>Alanine TOXGREEN vs Energy Score</text:p>
        </chart:title>
        <chart:plot-area chart:style-name="ch3" table:cell-range-address="Sheet1.E94:Sheet1.F104" svg:x="1.331cm" svg:y="1.275cm" svg:width="14.349cm" svg:height="6.564cm">
          <chartooo:coordinate-region svg:x="1.952cm" svg:y="1.474cm" svg:width="13.448cm" svg:height="5.718cm"/>
          <chart:axis chart:dimension="x" chart:name="primary-x" chart:style-name="ch4">
            <chart:title svg:x="7.469cm" svg:y="8.019cm" chart:style-name="ch5">
              <text:p>Energy Score</text:p>
            </chart:title>
          </chart:axis>
          <chart:axis chart:dimension="y" chart:name="primary-y" chart:style-name="ch6">
            <chart:title svg:x="0.451cm" svg:y="5.527cm" chart:style-name="ch7">
              <text:p>Percent GpA</text:p>
            </chart:title>
            <chart:grid chart:style-name="ch8" chart:class="major"/>
          </chart:axis>
          <chart:series chart:style-name="ch9" chart:values-cell-range-address="Sheet1.F94:Sheet1.F103 Sheet1.F102:Sheet1.F104" chart:class="chart:scatter">
            <chart:domain table:cell-range-address="Sheet1.E94:Sheet1.E103 Sheet1.E102:Sheet1.E104"/>
            <chart:regression-curve chart:style-name="ch10">
              <chart:equation chart:display-equation="true" chart:display-r-square="true" svg:x="0cm" svg:y="0cm"/>
            </chart:regression-curve>
            <chart:error-indicator chart:style-name="ch11" chart:dimension="y"/>
            <chart:data-point chart:repeated="2"/>
            <chart:data-point chart:style-name="ch12"/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 Column E</text:p>
              </table:table-cell>
              <table:table-cell office:value-type="string">
                <text:p>Column F Column F</text:p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6.9569">
                <text:p>-46.9569</text:p>
                <draw:g>
                  <svg:desc>Sheet1.E94:Sheet1.E103 Sheet1.E102:Sheet1.E104</svg:desc>
                </draw:g>
              </table:table-cell>
              <table:table-cell office:value-type="float" office:value="143.792604525589">
                <text:p>143.792604525589</text:p>
                <draw:g>
                  <svg:desc>Sheet1.F94:Sheet1.F103 Sheet1.F102:Sheet1.F104</svg:desc>
                </draw:g>
              </table:table-cell>
              <table:table-cell office:value-type="float" office:value="1.91298122687572">
                <text:p>1.91298122687572</text:p>
                <draw:g>
                  <svg:desc>Sheet1.G94:Sheet1.G102</svg:desc>
                </draw:g>
              </table:table-cell>
              <table:table-cell office:value-type="float" office:value="1.91298122687572">
                <text:p>1.91298122687572</text:p>
                <draw:g>
                  <svg:desc>Sheet1.G94:Sheet1.G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3.1759">
                <text:p>-33.1759</text:p>
              </table:table-cell>
              <table:table-cell office:value-type="float" office:value="50.4735907877269">
                <text:p>50.4735907877269</text:p>
              </table:table-cell>
              <table:table-cell office:value-type="float" office:value="2.36831028752975">
                <text:p>2.36831028752975</text:p>
              </table:table-cell>
              <table:table-cell office:value-type="float" office:value="2.36831028752975">
                <text:p>2.368310287529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.46671">
                <text:p>-6.46671</text:p>
              </table:table-cell>
              <table:table-cell office:value-type="float" office:value="8.21909943014626">
                <text:p>8.21909943014626</text:p>
              </table:table-cell>
              <table:table-cell office:value-type="float" office:value="14.7812295456778">
                <text:p>14.7812295456778</text:p>
              </table:table-cell>
              <table:table-cell office:value-type="float" office:value="14.7812295456778">
                <text:p>14.7812295456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6.849">
                <text:p>-46.849</text:p>
              </table:table-cell>
              <table:table-cell office:value-type="float" office:value="101.855971980995">
                <text:p>101.855971980995</text:p>
              </table:table-cell>
              <table:table-cell office:value-type="float" office:value="3.04052690550457">
                <text:p>3.04052690550457</text:p>
              </table:table-cell>
              <table:table-cell office:value-type="float" office:value="3.04052690550457">
                <text:p>3.040526905504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7.91697">
                <text:p>-7.91697</text:p>
              </table:table-cell>
              <table:table-cell office:value-type="float" office:value="76.5857579628806">
                <text:p>76.5857579628806</text:p>
              </table:table-cell>
              <table:table-cell office:value-type="float" office:value="3.0603635581712">
                <text:p>3.0603635581712</text:p>
              </table:table-cell>
              <table:table-cell office:value-type="float" office:value="3.0603635581712">
                <text:p>3.06036355817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2.1176">
                <text:p>-12.1176</text:p>
              </table:table-cell>
              <table:table-cell office:value-type="float" office:value="32.1859704020555">
                <text:p>32.1859704020555</text:p>
              </table:table-cell>
              <table:table-cell office:value-type="float" office:value="3.17237222141945">
                <text:p>3.17237222141945</text:p>
              </table:table-cell>
              <table:table-cell office:value-type="float" office:value="3.17237222141945">
                <text:p>3.172372221419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9.8712">
                <text:p>-19.8712</text:p>
              </table:table-cell>
              <table:table-cell office:value-type="float" office:value="67.5109261496696">
                <text:p>67.5109261496696</text:p>
              </table:table-cell>
              <table:table-cell office:value-type="float" office:value="5.13066115905705">
                <text:p>5.13066115905705</text:p>
              </table:table-cell>
              <table:table-cell office:value-type="float" office:value="5.13066115905705">
                <text:p>5.130661159057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7.9537">
                <text:p>-17.9537</text:p>
              </table:table-cell>
              <table:table-cell office:value-type="float" office:value="70.1958503005623">
                <text:p>70.1958503005623</text:p>
              </table:table-cell>
              <table:table-cell office:value-type="float" office:value="4.10003412261137">
                <text:p>4.10003412261137</text:p>
              </table:table-cell>
              <table:table-cell office:value-type="float" office:value="4.10003412261137">
                <text:p>4.100034122611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6.7663">
                <text:p>-36.7663</text:p>
              </table:table-cell>
              <table:table-cell office:value-type="float" office:value="111.83753225638">
                <text:p>111.83753225638</text:p>
              </table:table-cell>
              <table:table-cell office:value-type="float" office:value="1.28769627483757">
                <text:p>1.28769627483757</text:p>
              </table:table-cell>
              <table:table-cell office:value-type="float" office:value="1.28769627483757">
                <text:p>1.287696274837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6.7663">
                <text:p>-36.7663</text:p>
              </table:table-cell>
              <table:table-cell office:value-type="float" office:value="111.83753225638">
                <text:p>111.83753225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Sheet1.G73:Sheet1.G91" chart:error-lower-range="Sheet1.G73:Sheet1.G91"/>
    </style:style>
    <style:style style:name="ch4" style:family="chart" style:data-style-name="N0">
      <style:chart-properties chart:display-label="true" chart:logarithmic="false" chart:minimum="-50" chart:origin="-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-5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heet1.G73:Sheet1.G91" chart:error-lower-range="Sheet1.G73:Sheet1.G91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chart-properties chart:error-upper-indicator="true" chart:error-lower-indicator="true" chart:error-category="cell-range" chart:error-upper-range="Sheet1.G73:Sheet1.G91" chart:error-lower-range="Sheet1.G73:Sheet1.G91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649cm" svg:y="0.316cm" chart:style-name="ch2">
          <text:p>All TOXGREEN vs Energy Score</text:p>
        </chart:title>
        <chart:plot-area chart:style-name="ch3" table:cell-range-address="Sheet1.E94:Sheet1.F102 Sheet1.E105:Sheet1.F114" svg:x="1.331cm" svg:y="1.275cm" svg:width="14.349cm" svg:height="6.564cm">
          <chartooo:coordinate-region svg:x="1.952cm" svg:y="1.474cm" svg:width="13.448cm" svg:height="5.718cm"/>
          <chart:axis chart:dimension="x" chart:name="primary-x" chart:style-name="ch4">
            <chart:title svg:x="7.469cm" svg:y="8.019cm" chart:style-name="ch5">
              <text:p>Energy Score</text:p>
            </chart:title>
          </chart:axis>
          <chart:axis chart:dimension="y" chart:name="primary-y" chart:style-name="ch6">
            <chart:title svg:x="0.451cm" svg:y="5.527cm" chart:style-name="ch7">
              <text:p>Percent GpA</text:p>
            </chart:title>
            <chart:grid chart:style-name="ch8" chart:class="major"/>
          </chart:axis>
          <chart:series chart:style-name="ch9" chart:values-cell-range-address="Sheet1.F94:Sheet1.F99 Sheet1.F100:Sheet1.F102 Sheet1.F105:Sheet1.F114" chart:class="chart:scatter">
            <chart:domain table:cell-range-address="Sheet1.E94:Sheet1.E99 Sheet1.E100:Sheet1.E102 Sheet1.E105:Sheet1.E114"/>
            <chart:regression-curve chart:style-name="ch10"/>
            <chart:regression-curve chart:style-name="ch10">
              <chart:equation chart:display-equation="true" chart:display-r-square="true" svg:x="0cm" svg:y="0cm"/>
            </chart:regression-curve>
            <chart:error-indicator chart:style-name="ch11" chart:dimension="y"/>
            <chart:data-point chart:repeated="18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 Column E Column E</text:p>
              </table:table-cell>
              <table:table-cell office:value-type="string">
                <text:p>Column F Column F Column F</text:p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6.9569">
                <text:p>-46.9569</text:p>
                <draw:g>
                  <svg:desc>Sheet1.E94:Sheet1.E99 Sheet1.E100:Sheet1.E102 Sheet1.E105:Sheet1.E114</svg:desc>
                </draw:g>
              </table:table-cell>
              <table:table-cell office:value-type="float" office:value="143.792604525589">
                <text:p>143.792604525589</text:p>
                <draw:g>
                  <svg:desc>Sheet1.F94:Sheet1.F99 Sheet1.F100:Sheet1.F102 Sheet1.F105:Sheet1.F114</svg:desc>
                </draw:g>
              </table:table-cell>
              <table:table-cell office:value-type="float" office:value="1.91298122687572">
                <text:p>1.91298122687572</text:p>
                <draw:g>
                  <svg:desc>Sheet1.G73:Sheet1.G91</svg:desc>
                </draw:g>
              </table:table-cell>
              <table:table-cell office:value-type="float" office:value="1.91298122687572">
                <text:p>1.91298122687572</text:p>
                <draw:g>
                  <svg:desc>Sheet1.G73:Sheet1.G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3.1759">
                <text:p>-33.1759</text:p>
              </table:table-cell>
              <table:table-cell office:value-type="float" office:value="50.4735907877269">
                <text:p>50.4735907877269</text:p>
              </table:table-cell>
              <table:table-cell office:value-type="float" office:value="2.36831028752975">
                <text:p>2.36831028752975</text:p>
              </table:table-cell>
              <table:table-cell office:value-type="float" office:value="2.36831028752975">
                <text:p>2.368310287529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.46671">
                <text:p>-6.46671</text:p>
              </table:table-cell>
              <table:table-cell office:value-type="float" office:value="8.21909943014626">
                <text:p>8.21909943014626</text:p>
              </table:table-cell>
              <table:table-cell office:value-type="float" office:value="14.7812295456778">
                <text:p>14.7812295456778</text:p>
              </table:table-cell>
              <table:table-cell office:value-type="float" office:value="14.7812295456778">
                <text:p>14.7812295456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6.849">
                <text:p>-46.849</text:p>
              </table:table-cell>
              <table:table-cell office:value-type="float" office:value="101.855971980995">
                <text:p>101.855971980995</text:p>
              </table:table-cell>
              <table:table-cell office:value-type="float" office:value="3.62975417553051">
                <text:p>3.62975417553051</text:p>
              </table:table-cell>
              <table:table-cell office:value-type="float" office:value="3.62975417553051">
                <text:p>3.629754175530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7.91697">
                <text:p>-7.91697</text:p>
              </table:table-cell>
              <table:table-cell office:value-type="float" office:value="76.5857579628806">
                <text:p>76.5857579628806</text:p>
              </table:table-cell>
              <table:table-cell office:value-type="float" office:value="38.7793394127427">
                <text:p>38.7793394127427</text:p>
              </table:table-cell>
              <table:table-cell office:value-type="float" office:value="38.7793394127427">
                <text:p>38.77933941274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2.1176">
                <text:p>-12.1176</text:p>
              </table:table-cell>
              <table:table-cell office:value-type="float" office:value="32.1859704020555">
                <text:p>32.1859704020555</text:p>
              </table:table-cell>
              <table:table-cell office:value-type="float" office:value="3.04052690550457">
                <text:p>3.04052690550457</text:p>
              </table:table-cell>
              <table:table-cell office:value-type="float" office:value="3.04052690550457">
                <text:p>3.040526905504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9.8712">
                <text:p>-19.8712</text:p>
              </table:table-cell>
              <table:table-cell office:value-type="float" office:value="67.5109261496696">
                <text:p>67.5109261496696</text:p>
              </table:table-cell>
              <table:table-cell office:value-type="float" office:value="3.0603635581712">
                <text:p>3.0603635581712</text:p>
              </table:table-cell>
              <table:table-cell office:value-type="float" office:value="3.0603635581712">
                <text:p>3.06036355817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7.9537">
                <text:p>-17.9537</text:p>
              </table:table-cell>
              <table:table-cell office:value-type="float" office:value="70.1958503005623">
                <text:p>70.1958503005623</text:p>
              </table:table-cell>
              <table:table-cell office:value-type="float" office:value="1.68999849518223">
                <text:p>1.68999849518223</text:p>
              </table:table-cell>
              <table:table-cell office:value-type="float" office:value="1.68999849518223">
                <text:p>1.689998495182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6.7663">
                <text:p>-36.7663</text:p>
              </table:table-cell>
              <table:table-cell office:value-type="float" office:value="111.83753225638">
                <text:p>111.83753225638</text:p>
              </table:table-cell>
              <table:table-cell office:value-type="float" office:value="28.0150848169926">
                <text:p>28.0150848169926</text:p>
              </table:table-cell>
              <table:table-cell office:value-type="float" office:value="28.0150848169926">
                <text:p>28.01508481699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2.156">
                <text:p>-42.156</text:p>
              </table:table-cell>
              <table:table-cell office:value-type="float" office:value="155.118509568771">
                <text:p>155.118509568771</text:p>
              </table:table-cell>
              <table:table-cell office:value-type="float" office:value="2.11786570670274">
                <text:p>2.11786570670274</text:p>
              </table:table-cell>
              <table:table-cell office:value-type="float" office:value="2.11786570670274">
                <text:p>2.117865706702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7.0261">
                <text:p>-47.0261</text:p>
              </table:table-cell>
              <table:table-cell office:value-type="float" office:value="70.8082736446237">
                <text:p>70.8082736446237</text:p>
              </table:table-cell>
              <table:table-cell office:value-type="float" office:value="25.6875089093445">
                <text:p>25.6875089093445</text:p>
              </table:table-cell>
              <table:table-cell office:value-type="float" office:value="25.6875089093445">
                <text:p>25.68750890934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8.024">
                <text:p>-18.024</text:p>
              </table:table-cell>
              <table:table-cell office:value-type="float" office:value="41.8460345161916">
                <text:p>41.8460345161916</text:p>
              </table:table-cell>
              <table:table-cell office:value-type="float" office:value="3.17237222141945">
                <text:p>3.17237222141945</text:p>
              </table:table-cell>
              <table:table-cell office:value-type="float" office:value="3.17237222141945">
                <text:p>3.172372221419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2.2889">
                <text:p>-22.2889</text:p>
              </table:table-cell>
              <table:table-cell office:value-type="float" office:value="91.1651079190346">
                <text:p>91.1651079190346</text:p>
              </table:table-cell>
              <table:table-cell office:value-type="float" office:value="3.91461040987716">
                <text:p>3.91461040987716</text:p>
              </table:table-cell>
              <table:table-cell office:value-type="float" office:value="3.91461040987716">
                <text:p>3.914610409877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4.5886">
                <text:p>-24.5886</text:p>
              </table:table-cell>
              <table:table-cell office:value-type="float" office:value="36.9270960426027">
                <text:p>36.9270960426027</text:p>
              </table:table-cell>
              <table:table-cell office:value-type="float" office:value="5.13066115905705">
                <text:p>5.13066115905705</text:p>
              </table:table-cell>
              <table:table-cell office:value-type="float" office:value="5.13066115905705">
                <text:p>5.130661159057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8.024">
                <text:p>-18.024</text:p>
              </table:table-cell>
              <table:table-cell office:value-type="float" office:value="44.2160563825053">
                <text:p>44.2160563825053</text:p>
              </table:table-cell>
              <table:table-cell office:value-type="float" office:value="33.2075936161396">
                <text:p>33.2075936161396</text:p>
              </table:table-cell>
              <table:table-cell office:value-type="float" office:value="33.2075936161396">
                <text:p>33.20759361613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2.7219">
                <text:p>-22.7219</text:p>
              </table:table-cell>
              <table:table-cell office:value-type="float" office:value="102.741605882967">
                <text:p>102.741605882967</text:p>
              </table:table-cell>
              <table:table-cell office:value-type="float" office:value="4.10003412261137">
                <text:p>4.10003412261137</text:p>
              </table:table-cell>
              <table:table-cell office:value-type="float" office:value="4.10003412261137">
                <text:p>4.100034122611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4.2117">
                <text:p>-14.2117</text:p>
              </table:table-cell>
              <table:table-cell office:value-type="float" office:value="50.4243671782939">
                <text:p>50.4243671782939</text:p>
              </table:table-cell>
              <table:table-cell office:value-type="float" office:value="1.28769627483757">
                <text:p>1.28769627483757</text:p>
              </table:table-cell>
              <table:table-cell office:value-type="float" office:value="1.28769627483757">
                <text:p>1.287696274837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8.4291">
                <text:p>-18.4291</text:p>
              </table:table-cell>
              <table:table-cell office:value-type="float" office:value="45.7691589992392">
                <text:p>45.7691589992392</text:p>
              </table:table-cell>
              <table:table-cell office:value-type="float" office:value="0.684606439216838">
                <text:p>0.684606439216838</text:p>
              </table:table-cell>
              <table:table-cell office:value-type="float" office:value="0.684606439216838">
                <text:p>0.6846064392168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3.1847">
                <text:p>-23.1847</text:p>
              </table:table-cell>
              <table:table-cell office:value-type="float" office:value="89.0392868933641">
                <text:p>89.0392868933641</text:p>
              </table:table-cell>
              <table:table-cell office:value-type="float" office:value="1.52039041685757">
                <text:p>1.52039041685757</text:p>
              </table:table-cell>
              <table:table-cell office:value-type="float" office:value="1.52039041685757">
                <text:p>1.520390416857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